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9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dp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t_url <text:s/></text:p>
          </table:table-cell>
          <table:table-cell office:value-type="string" calcext:value-type="string">
            <text:p>white_family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white_supremacy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ssive_women</text:p>
          </table:table-cell>
          <table:table-cell office:value-type="string" calcext:value-type="string">
            <text:p>Active_women</text:p>
          </table:table-cell>
          <table:table-cell office:value-type="string" calcext:value-type="string">
            <text:p>chadwif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lavic</text:p>
          </table:table-cell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string" calcext:value-type="string">
            <text:p><text:a xlink:href="https://www.tumblr.com/blog/view/americozy/716710523809431552" xlink:type="simple">https://www.tumblr.com/blog/view/americozy/71671052380943155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9595" calcext:value-type="float">
            <text:p>99595</text:p>
          </table:table-cell>
          <table:table-cell office:value-type="string" calcext:value-type="string">
            <text:p><text:a xlink:href="https://www.tumblr.com/blog/view/an-angels-haven/648975455915065344" xlink:type="simple">https://www.tumblr.com/blog/view/an-angels-haven/648975455915065344</text:a> </text:p>
          </table:table-cell>
          <table:table-cell table:number-columns-repeated="10"/>
        </table:table-row>
        <table:table-row table:style-name="ro1">
          <table:table-cell office:value-type="float" office:value="131233" calcext:value-type="float">
            <text:p>131233</text:p>
          </table:table-cell>
          <table:table-cell office:value-type="string" calcext:value-type="string">
            <text:p><text:a xlink:href="https://www.tumblr.com/blog/view/aprons-with-bows/623683363540271104" xlink:type="simple">https://www.tumblr.com/blog/view/aprons-with-bows/623683363540271104</text:a> </text:p>
          </table:table-cell>
          <table:table-cell table:number-columns-repeated="10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<text:a xlink:href="https://www.tumblr.com/blog/view/babbittybabbitt/694067626461265920" xlink:type="simple">https://www.tumblr.com/blog/view/babbittybabbitt/694067626461265920</text:a> </text:p>
          </table:table-cell>
          <table:table-cell table:number-columns-repeated="10"/>
        </table:table-row>
        <table:table-row table:style-name="ro1">
          <table:table-cell office:value-type="float" office:value="121172" calcext:value-type="float">
            <text:p>121172</text:p>
          </table:table-cell>
          <table:table-cell office:value-type="string" calcext:value-type="string">
            <text:p><text:a xlink:href="https://www.tumblr.com/blog/view/bakingformylove/696984513974288384" xlink:type="simple">https://www.tumblr.com/blog/view/bakingformylove/696984513974288384</text:a> </text:p>
          </table:table-cell>
          <table:table-cell table:number-columns-repeated="10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string" calcext:value-type="string">
            <text:p><text:a xlink:href="https://www.tumblr.com/blog/view/bakingformylove/685124177780473856" xlink:type="simple">https://www.tumblr.com/blog/view/bakingformylove/685124177780473856</text:a> </text:p>
          </table:table-cell>
          <table:table-cell table:number-columns-repeated="10"/>
        </table:table-row>
        <table:table-row table:style-name="ro1">
          <table:table-cell office:value-type="float" office:value="91697" calcext:value-type="float">
            <text:p>91697</text:p>
          </table:table-cell>
          <table:table-cell office:value-type="string" calcext:value-type="string">
            <text:p><text:a xlink:href="https://barefoot-a-pregnant.tumblr.com/post/725803493345067009/pick-the-flower-in-full-bloom-cause-she-will" xlink:type="simple">https://barefoot-a-pregnant.tumblr.com/post/725803493345067009/pick-the-flower-in-full-bloom-cause-she-will</text:a> </text:p>
          </table:table-cell>
          <table:table-cell table:number-columns-repeated="10"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<text:a xlink:href="https://www.tumblr.com/blog/view/carrotcakesweetie/631645847454728192" xlink:type="simple">https://www.tumblr.com/blog/view/carrotcakesweetie/631645847454728192</text:a> </text:p>
          </table:table-cell>
          <table:table-cell table:number-columns-repeated="10"/>
        </table:table-row>
        <table:table-row table:style-name="ro1">
          <table:table-cell office:value-type="float" office:value="179559" calcext:value-type="float">
            <text:p>179559</text:p>
          </table:table-cell>
          <table:table-cell office:value-type="string" calcext:value-type="string">
            <text:p><text:a xlink:href="https://www.tumblr.com/blog/view/chad-wife/685903102216486912" xlink:type="simple">https://www.tumblr.com/blog/view/chad-wife/685903102216486912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937" calcext:value-type="float">
            <text:p>50937</text:p>
          </table:table-cell>
          <table:table-cell office:value-type="string" calcext:value-type="string">
            <text:p><text:a xlink:href="https://www.tumblr.com/blog/view/chad-wife/683457004793102336" xlink:type="simple">https://www.tumblr.com/blog/view/chad-wife/683457004793102336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531" calcext:value-type="float">
            <text:p>144531</text:p>
          </table:table-cell>
          <table:table-cell office:value-type="string" calcext:value-type="string">
            <text:p><text:a xlink:href="https://www.tumblr.com/blog/view/chad-wife/685861930420862976" xlink:type="simple">https://www.tumblr.com/blog/view/chad-wife/685861930420862976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646" calcext:value-type="float">
            <text:p>87646</text:p>
          </table:table-cell>
          <table:table-cell office:value-type="string" calcext:value-type="string">
            <text:p><text:a xlink:href="https://www.tumblr.com/blog/view/chad-wife/652382114229207040" xlink:type="simple">https://www.tumblr.com/blog/view/chad-wife/652382114229207040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string" calcext:value-type="string">
            <text:p><text:a xlink:href="https://www.tumblr.com/blog/view/chocolatepeanutexpert/738664090021625856" xlink:type="simple">https://www.tumblr.com/blog/view/chocolatepeanutexpert/738664090021625856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<text:a xlink:href="https://www.tumblr.com/blog/view/chocolatepeanutexpert/742449542947127296" xlink:type="simple">https://www.tumblr.com/blog/view/chocolatepeanutexpert/742449542947127296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539" calcext:value-type="float">
            <text:p>165539</text:p>
          </table:table-cell>
          <table:table-cell office:value-type="string" calcext:value-type="string">
            <text:p><text:a xlink:href="https://www.tumblr.com/blog/view/chocolatepeanutexpert/719473600434946049" xlink:type="simple">https://www.tumblr.com/blog/view/chocolatepeanutexpert/719473600434946049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7268" calcext:value-type="float">
            <text:p>177268</text:p>
          </table:table-cell>
          <table:table-cell office:value-type="string" calcext:value-type="string">
            <text:p><text:a xlink:href="https://www.tumblr.com/blog/view/circleskirtfeminine/185293075930" xlink:type="simple">https://www.tumblr.com/blog/view/circleskirtfeminine/185293075930</text:a>  </text:p>
          </table:table-cell>
          <table:table-cell table:number-columns-repeated="10"/>
        </table:table-row>
        <table:table-row table:style-name="ro1">
          <table:table-cell office:value-type="float" office:value="144422" calcext:value-type="float">
            <text:p>144422</text:p>
          </table:table-cell>
          <table:table-cell office:value-type="string" calcext:value-type="string">
            <text:p><text:a xlink:href="https://www.tumblr.com/blog/view/classically-abby/632893685575663616" xlink:type="simple">https://www.tumblr.com/blog/view/classically-abby/632893685575663616</text:a> </text:p>
          </table:table-cell>
          <table:table-cell table:number-columns-repeated="10"/>
        </table:table-row>
        <table:table-row table:style-name="ro1">
          <table:table-cell office:value-type="float" office:value="181427" calcext:value-type="float">
            <text:p>181427</text:p>
          </table:table-cell>
          <table:table-cell office:value-type="string" calcext:value-type="string">
            <text:p><text:a xlink:href="https://cottage-in-the-city.tumblr.com/post/648489598294638592/hi-yall-my-name-is-jess-sheher-and-i-recently" xlink:type="simple">https://cottage-in-the-city.tumblr.com/post/648489598294638592/hi-yall-my-name-is-jess-sheher-and-i-recently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364" calcext:value-type="float">
            <text:p>59364</text:p>
          </table:table-cell>
          <table:table-cell office:value-type="string" calcext:value-type="string">
            <text:p><text:a xlink:href="https://www.tumblr.com/blog/view/cottageyuuboo/683709336289165312" xlink:type="simple">https://www.tumblr.com/blog/view/cottageyuuboo/683709336289165312</text:a> </text:p>
          </table:table-cell>
          <table:table-cell table:number-columns-repeated="10"/>
        </table:table-row>
        <table:table-row table:style-name="ro1">
          <table:table-cell office:value-type="float" office:value="185419" calcext:value-type="float">
            <text:p>185419</text:p>
          </table:table-cell>
          <table:table-cell office:value-type="string" calcext:value-type="string">
            <text:p><text:a xlink:href="https://www.tumblr.com/blog/view/cottageyuuboo/684700221713891328" xlink:type="simple">https://www.tumblr.com/blog/view/cottageyuuboo/684700221713891328</text:a>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1136" calcext:value-type="float">
            <text:p>121136</text:p>
          </table:table-cell>
          <table:table-cell office:value-type="string" calcext:value-type="string">
            <text:p><text:a xlink:href="https://www.tumblr.com/blog/view/cottageyuuboo/689666223268577280" xlink:type="simple">https://www.tumblr.com/blog/view/cottageyuuboo/689666223268577280</text:a> </text:p>
          </table:table-cell>
          <table:table-cell table:number-columns-repeated="10"/>
        </table:table-row>
        <table:table-row table:style-name="ro1">
          <table:table-cell office:value-type="float" office:value="90382" calcext:value-type="float">
            <text:p>90382</text:p>
          </table:table-cell>
          <table:table-cell office:value-type="string" calcext:value-type="string">
            <text:p><text:a xlink:href="https://www.tumblr.com/blog/view/cottageyuuboo/688882221922369536" xlink:type="simple">https://www.tumblr.com/blog/view/cottageyuuboo/688882221922369536</text:a> </text:p>
          </table:table-cell>
          <table:table-cell table:number-columns-repeated="10"/>
        </table:table-row>
        <table:table-row table:style-name="ro1">
          <table:table-cell office:value-type="float" office:value="139024" calcext:value-type="float">
            <text:p>139024</text:p>
          </table:table-cell>
          <table:table-cell office:value-type="string" calcext:value-type="string">
            <text:p><text:a xlink:href="https://www.tumblr.com/blog/view/cottageyuuboo/679087189741715456" xlink:type="simple">https://www.tumblr.com/blog/view/cottageyuuboo/679087189741715456</text:a> 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05" calcext:value-type="float">
            <text:p>160405</text:p>
          </table:table-cell>
          <table:table-cell office:value-type="string" calcext:value-type="string">
            <text:p><text:a xlink:href="https://www.tumblr.com/blog/view/countrybabbitt/731054250553196544" xlink:type="simple">https://www.tumblr.com/blog/view/countrybabbitt/731054250553196544</text:a> </text:p>
          </table:table-cell>
          <table:table-cell table:number-columns-repeated="10"/>
        </table:table-row>
        <table:table-row table:style-name="ro1">
          <table:table-cell office:value-type="float" office:value="25390" calcext:value-type="float">
            <text:p>25390</text:p>
          </table:table-cell>
          <table:table-cell office:value-type="string" calcext:value-type="string">
            <text:p><text:a xlink:href="https://www.tumblr.com/blog/view/d0lly-dreams/190836611989" xlink:type="simple">https://www.tumblr.com/blog/view/d0lly-dreams/190836611989</text:a> </text:p>
          </table:table-cell>
          <table:table-cell table:number-columns-repeated="10"/>
        </table:table-row>
        <table:table-row table:style-name="ro1">
          <table:table-cell office:value-type="float" office:value="136682" calcext:value-type="float">
            <text:p>136682</text:p>
          </table:table-cell>
          <table:table-cell office:value-type="string" calcext:value-type="string">
            <text:p><text:a xlink:href="https://www.tumblr.com/blog/view/d0lly-dreams/190744174779" xlink:type="simple">https://www.tumblr.com/blog/view/d0lly-dreams/190744174779</text:a> </text:p>
          </table:table-cell>
          <table:table-cell table:number-columns-repeated="10"/>
        </table:table-row>
        <table:table-row table:style-name="ro1">
          <table:table-cell office:value-type="float" office:value="65708" calcext:value-type="float">
            <text:p>65708</text:p>
          </table:table-cell>
          <table:table-cell office:value-type="string" calcext:value-type="string">
            <text:p><text:a xlink:href="https://elderflower-cottage.tumblr.com/post/184640300320/in-the-mood-to-eat-a-hearty-homemade-soup-served" xlink:type="simple">https://elderflower-cottage.tumblr.com/post/184640300320/in-the-mood-to-eat-a-hearty-homemade-soup-served</text:a> </text:p>
          </table:table-cell>
          <table:table-cell table:number-columns-repeated="10"/>
        </table:table-row>
        <table:table-row table:style-name="ro1">
          <table:table-cell office:value-type="float" office:value="183727" calcext:value-type="float">
            <text:p>183727</text:p>
          </table:table-cell>
          <table:table-cell office:value-type="string" calcext:value-type="string">
            <text:p><text:a xlink:href="https://ellas-cottage.tumblr.com/post/630450378476077056/highlights-from-my-time-at-the-cottage" xlink:type="simple">https://ellas-cottage.tumblr.com/post/630450378476077056/highlights-from-my-time-at-the-cottage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911" calcext:value-type="float">
            <text:p>58911</text:p>
          </table:table-cell>
          <table:table-cell office:value-type="string" calcext:value-type="string">
            <text:p><text:a xlink:href="https://empresspersephone.tumblr.com/post/705367499850547200/since-yall-liked-my-grandmas-strawberry" xlink:type="simple">https://empresspersephone.tumblr.com/post/705367499850547200/since-yall-liked-my-grandmas-strawberry</text:a> </text:p>
          </table:table-cell>
          <table:table-cell table:number-columns-repeated="10"/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string" calcext:value-type="string">
            <text:p><text:a xlink:href="https://fairmaidnelly.tumblr.com/post/622476116793458688" xlink:type="simple">https://fairmaidnelly.tumblr.com/post/62247611679345868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<text:a xlink:href="https://fairmaidnelly.tumblr.com/post/621799401101344768" xlink:type="simple">https://fairmaidnelly.tumblr.com/post/62179940110134476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312" calcext:value-type="float">
            <text:p>112312</text:p>
          </table:table-cell>
          <table:table-cell office:value-type="string" calcext:value-type="string">
            <text:p><text:a xlink:href="https://fairmaidnelly.tumblr.com/post/667766562667855873" xlink:type="simple">https://fairmaidnelly.tumblr.com/post/667766562667855873</text:a> </text:p>
          </table:table-cell>
          <table:table-cell table:number-columns-repeated="10"/>
        </table:table-row>
        <table:table-row table:style-name="ro1">
          <table:table-cell office:value-type="float" office:value="122739" calcext:value-type="float">
            <text:p>122739</text:p>
          </table:table-cell>
          <table:table-cell office:value-type="string" calcext:value-type="string">
            <text:p><text:a xlink:href="https://fairmaidnelly.tumblr.com/post/613127856596369408" xlink:type="simple">https://fairmaidnelly.tumblr.com/post/613127856596369408</text:a> </text:p>
          </table:table-cell>
          <table:table-cell table:number-columns-repeated="10"/>
        </table:table-row>
        <table:table-row table:style-name="ro1">
          <table:table-cell office:value-type="float" office:value="61066" calcext:value-type="float">
            <text:p>61066</text:p>
          </table:table-cell>
          <table:table-cell office:value-type="string" calcext:value-type="string">
            <text:p><text:a xlink:href="https://fairmaidnelly.tumblr.com/post/645481618878922752" xlink:type="simple">https://fairmaidnelly.tumblr.com/post/645481618878922752</text:a> </text:p>
          </table:table-cell>
          <table:table-cell table:number-columns-repeated="10"/>
        </table:table-row>
        <table:table-row table:style-name="ro1">
          <table:table-cell office:value-type="float" office:value="68050" calcext:value-type="float">
            <text:p>68050</text:p>
          </table:table-cell>
          <table:table-cell office:value-type="string" calcext:value-type="string">
            <text:p><text:a xlink:href="https://fairmaidnelly.tumblr.com/post/626200728795545600" xlink:type="simple">https://fairmaidnelly.tumblr.com/post/62620072879554560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3982" calcext:value-type="float">
            <text:p>143982</text:p>
          </table:table-cell>
          <table:table-cell office:value-type="string" calcext:value-type="string">
            <text:p><text:a xlink:href="https://fairmaidnelly.tumblr.com/post/619486435004891136" xlink:type="simple">https://fairmaidnelly.tumblr.com/post/619486435004891136</text:a> </text:p>
          </table:table-cell>
          <table:table-cell table:number-columns-repeated="10"/>
        </table:table-row>
        <table:table-row table:style-name="ro1">
          <table:table-cell office:value-type="float" office:value="65009" calcext:value-type="float">
            <text:p>65009</text:p>
          </table:table-cell>
          <table:table-cell office:value-type="string" calcext:value-type="string">
            <text:p><text:a xlink:href="https://fairmaidnelly.tumblr.com/post/626282112346144768" xlink:type="simple">https://fairmaidnelly.tumblr.com/post/626282112346144768</text:a> </text:p>
          </table:table-cell>
          <table:table-cell table:number-columns-repeated="10"/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string" calcext:value-type="string">
            <text:p><text:a xlink:href="https://fairmaidnelly.tumblr.com/post/649357510141181952" xlink:type="simple">https://fairmaidnelly.tumblr.com/post/649357510141181952</text:a> </text:p>
          </table:table-cell>
          <table:table-cell table:number-columns-repeated="10"/>
        </table:table-row>
        <table:table-row table:style-name="ro1">
          <table:table-cell office:value-type="float" office:value="16374" calcext:value-type="float">
            <text:p>16374</text:p>
          </table:table-cell>
          <table:table-cell office:value-type="string" calcext:value-type="string">
            <text:p><text:a xlink:href="https://fairmaidnelly.tumblr.com/post/649205364058914816" xlink:type="simple">https://fairmaidnelly.tumblr.com/post/64920536405891481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344" calcext:value-type="float">
            <text:p>165344</text:p>
          </table:table-cell>
          <table:table-cell office:value-type="string" calcext:value-type="string">
            <text:p><text:a xlink:href="https://fairmaidnelly.tumblr.com/post/631168130627043328" xlink:type="simple">https://fairmaidnelly.tumblr.com/post/63116813062704332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<text:a xlink:href="https://fairmaidnelly.tumblr.com/post/622655378830819328" xlink:type="simple">https://fairmaidnelly.tumblr.com/post/622655378830819328</text:a> </text:p>
          </table:table-cell>
          <table:table-cell table:number-columns-repeated="10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<text:a xlink:href="https://fairmaidnelly.tumblr.com/post/620099710436425728" xlink:type="simple">https://fairmaidnelly.tumblr.com/post/620099710436425728</text:a> </text:p>
          </table:table-cell>
          <table:table-cell table:number-columns-repeated="10"/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string" calcext:value-type="string">
            <text:p><text:a xlink:href="https://fairmaidnelly.tumblr.com/post/616114121359900672" xlink:type="simple">https://fairmaidnelly.tumblr.com/post/616114121359900672</text:a>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304" calcext:value-type="float">
            <text:p>99304</text:p>
          </table:table-cell>
          <table:table-cell office:value-type="string" calcext:value-type="string">
            <text:p><text:a xlink:href="https://fairmaidnelly.tumblr.com/post/613943612704768000" xlink:type="simple">https://fairmaidnelly.tumblr.com/post/613943612704768000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260" calcext:value-type="float">
            <text:p>89260</text:p>
          </table:table-cell>
          <table:table-cell office:value-type="string" calcext:value-type="string">
            <text:p><text:a xlink:href="https://fairmaidnelly.tumblr.com/post/620649491660439552" xlink:type="simple">https://fairmaidnelly.tumblr.com/post/62064949166043955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44" calcext:value-type="float">
            <text:p>52044</text:p>
          </table:table-cell>
          <table:table-cell office:value-type="string" calcext:value-type="string">
            <text:p><text:a xlink:href="https://fairmaidnelly.tumblr.com/post/628086397237182464" xlink:type="simple">https://fairmaidnelly.tumblr.com/post/628086397237182464</text:a> </text:p>
          </table:table-cell>
          <table:table-cell table:number-columns-repeated="10"/>
        </table:table-row>
        <table:table-row table:style-name="ro1">
          <table:table-cell office:value-type="float" office:value="163666" calcext:value-type="float">
            <text:p>163666</text:p>
          </table:table-cell>
          <table:table-cell office:value-type="string" calcext:value-type="string">
            <text:p><text:a xlink:href="https://fairmaidnelly.tumblr.com/post/677178712343625728" xlink:type="simple">https://fairmaidnelly.tumblr.com/post/67717871234362572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<text:a xlink:href="https://fairmaidnelly.tumblr.com/post/662774678848487424" xlink:type="simple">https://fairmaidnelly.tumblr.com/post/66277467884848742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string" calcext:value-type="string">
            <text:p><text:a xlink:href="https://fairmaidnelly.tumblr.com/post/612919579310686208" xlink:type="simple">https://fairmaidnelly.tumblr.com/post/612919579310686208</text:a>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<text:a xlink:href="https://www.tumblr.com/blog/view/fairy-footprints/185967461708" xlink:type="simple">https://www.tumblr.com/blog/view/fairy-footprints/18596746170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string" calcext:value-type="string">
            <text:p><text:a xlink:href="https://femalehieronymusbosch.tumblr.com/post/727517102972551168/murals-in-russian-peasant-house" xlink:type="simple">https://femalehieronymusbosch.tumblr.com/post/727517102972551168/murals-in-russian-peasant-house</text:a> </text:p>
          </table:table-cell>
          <table:table-cell table:number-columns-repeated="10"/>
        </table:table-row>
        <table:table-row table:style-name="ro1">
          <table:table-cell office:value-type="float" office:value="132663" calcext:value-type="float">
            <text:p>132663</text:p>
          </table:table-cell>
          <table:table-cell office:value-type="string" calcext:value-type="string">
            <text:p><text:a xlink:href="https://www.tumblr.com/blog/view/feminineforestmaiden/673532579415293952" xlink:type="simple">https://www.tumblr.com/blog/view/feminineforestmaiden/67353257941529395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<text:a xlink:href="https://www.tumblr.com/blog/view/feminineforestmaiden/692689251461136384" xlink:type="simple">https://www.tumblr.com/blog/view/feminineforestmaiden/692689251461136384</text:a> </text:p>
          </table:table-cell>
          <table:table-cell table:number-columns-repeated="10"/>
        </table:table-row>
        <table:table-row table:style-name="ro1">
          <table:table-cell office:value-type="float" office:value="185623" calcext:value-type="float">
            <text:p>185623</text:p>
          </table:table-cell>
          <table:table-cell office:value-type="string" calcext:value-type="string">
            <text:p><text:a xlink:href="https://www.tumblr.com/blog/view/feminineforestmaiden/693602056487993344" xlink:type="simple">https://www.tumblr.com/blog/view/feminineforestmaiden/6936020564879933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<text:a xlink:href="https://www.tumblr.com/blog/view/feminineforestmaiden/692196051026935808" xlink:type="simple">https://www.tumblr.com/blog/view/feminineforestmaiden/69219605102693580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878" calcext:value-type="float">
            <text:p>77878</text:p>
          </table:table-cell>
          <table:table-cell office:value-type="string" calcext:value-type="string">
            <text:p><text:a xlink:href="https://www.tumblr.com/blog/view/feminineforestmaiden/693510810002128896" xlink:type="simple">https://www.tumblr.com/blog/view/feminineforestmaiden/6935108100021288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880" calcext:value-type="float">
            <text:p>77880</text:p>
          </table:table-cell>
          <table:table-cell office:value-type="string" calcext:value-type="string">
            <text:p><text:a xlink:href="https://www.tumblr.com/blog/view/feminineforestmaiden/693509464708595712" xlink:type="simple">https://www.tumblr.com/blog/view/feminineforestmaiden/69350946470859571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string" calcext:value-type="string">
            <text:p><text:a xlink:href="https://www.tumblr.com/blog/view/feminineforestmaiden/672032578270871552" xlink:type="simple">https://www.tumblr.com/blog/view/feminineforestmaiden/672032578270871552</text:a> </text:p>
          </table:table-cell>
          <table:table-cell table:number-columns-repeated="10"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<text:a xlink:href="https://www.tumblr.com/blog/view/feminineforestmaiden/691794989663010816" xlink:type="simple">https://www.tumblr.com/blog/view/feminineforestmaiden/69179498966301081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939" calcext:value-type="float">
            <text:p>34939</text:p>
          </table:table-cell>
          <table:table-cell office:value-type="string" calcext:value-type="string">
            <text:p><text:a xlink:href="https://www.tumblr.com/blog/view/feminineforestmaiden/691044749203898368" xlink:type="simple">https://www.tumblr.com/blog/view/feminineforestmaiden/69104474920389836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3046" calcext:value-type="float">
            <text:p>143046</text:p>
          </table:table-cell>
          <table:table-cell office:value-type="string" calcext:value-type="string">
            <text:p><text:a xlink:href="https://www.tumblr.com/blog/view/feminineforestmaiden/691153866783375360" xlink:type="simple">https://www.tumblr.com/blog/view/feminineforestmaiden/69115386678337536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406" calcext:value-type="float">
            <text:p>66406</text:p>
          </table:table-cell>
          <table:table-cell office:value-type="string" calcext:value-type="string">
            <text:p><text:a xlink:href="https://www.tumblr.com/blog/view/feminineforestmaiden/691423263873794048" xlink:type="simple">https://www.tumblr.com/blog/view/feminineforestmaiden/69142326387379404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110" calcext:value-type="float">
            <text:p>85110</text:p>
          </table:table-cell>
          <table:table-cell office:value-type="string" calcext:value-type="string">
            <text:p><text:a xlink:href="https://www.tumblr.com/blog/view/feminineforestmaiden/673399796054327296" xlink:type="simple">https://www.tumblr.com/blog/view/feminineforestmaiden/6733997960543272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419" calcext:value-type="float">
            <text:p>66419</text:p>
          </table:table-cell>
          <table:table-cell office:value-type="string" calcext:value-type="string">
            <text:p><text:a xlink:href="https://www.tumblr.com/blog/view/feminineforestmaiden/691418056430403584" xlink:type="simple">https://www.tumblr.com/blog/view/feminineforestmaiden/69141805643040358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186" calcext:value-type="float">
            <text:p>58186</text:p>
          </table:table-cell>
          <table:table-cell office:value-type="string" calcext:value-type="string">
            <text:p><text:a xlink:href="https://www.tumblr.com/blog/view/feminineforestmaiden/672898607053160448" xlink:type="simple">https://www.tumblr.com/blog/view/feminineforestmaiden/67289860705316044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0997" calcext:value-type="float">
            <text:p>150997</text:p>
          </table:table-cell>
          <table:table-cell office:value-type="string" calcext:value-type="string">
            <text:p><text:a xlink:href="https://gaillardia-fields.tumblr.com/post/632957229861126144" xlink:type="simple">https://gaillardia-fields.tumblr.com/post/632957229861126144</text:a> </text:p>
          </table:table-cell>
          <table:table-cell table:number-columns-repeated="10"/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<text:a xlink:href="https://gaillardia-fields.tumblr.com/post/665790975579504640" xlink:type="simple">https://gaillardia-fields.tumblr.com/post/66579097557950464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745" calcext:value-type="float">
            <text:p>82745</text:p>
          </table:table-cell>
          <table:table-cell office:value-type="string" calcext:value-type="string">
            <text:p><text:a xlink:href="https://gaillardia-fields.tumblr.com/post/625876673565474816" xlink:type="simple">https://gaillardia-fields.tumblr.com/post/625876673565474816</text:a> 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4"/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<text:a xlink:href="https://gaillardia-fields.tumblr.com/post/630488810089775104" xlink:type="simple">https://gaillardia-fields.tumblr.com/post/630488810089775104</text:a> </text:p>
          </table:table-cell>
          <table:table-cell table:number-columns-repeated="10"/>
        </table:table-row>
        <table:table-row table:style-name="ro1">
          <table:table-cell office:value-type="float" office:value="57018" calcext:value-type="float">
            <text:p>57018</text:p>
          </table:table-cell>
          <table:table-cell office:value-type="string" calcext:value-type="string">
            <text:p><text:a xlink:href="https://gaillardia-fields.tumblr.com/post/634362454776922112" xlink:type="simple">https://gaillardia-fields.tumblr.com/post/63436245477692211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912" calcext:value-type="float">
            <text:p>120912</text:p>
          </table:table-cell>
          <table:table-cell office:value-type="string" calcext:value-type="string">
            <text:p><text:a xlink:href="https://www.tumblr.com/blog/view/garden-maiden/183812505993" xlink:type="simple">https://www.tumblr.com/blog/view/garden-maiden/183812505993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9005" calcext:value-type="float">
            <text:p>109005</text:p>
          </table:table-cell>
          <table:table-cell office:value-type="string" calcext:value-type="string">
            <text:p><text:a xlink:href="https://www.tumblr.com/blog/view/gardensof-roses/712985613590233088" xlink:type="simple">https://www.tumblr.com/blog/view/gardensof-roses/712985613590233088</text:a> </text:p>
          </table:table-cell>
          <table:table-cell table:number-columns-repeated="10"/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<text:a xlink:href="https://godslittleprincess.tumblr.com/post/717530587322253312/my-vision-board-coming-true" xlink:type="simple">https://godslittleprincess.tumblr.com/post/717530587322253312/my-vision-board-coming-true</text:a>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8630" calcext:value-type="float">
            <text:p>198630</text:p>
          </table:table-cell>
          <table:table-cell office:value-type="string" calcext:value-type="string">
            <text:p><text:a xlink:href="https://happykyliee.tumblr.com/post/619243355695693824/i-made-more-bread-im-really-proud-of-myself" xlink:type="simple">https://happykyliee.tumblr.com/post/619243355695693824/i-made-more-bread-im-really-proud-of-myself</text:a> </text:p>
          </table:table-cell>
          <table:table-cell table:number-columns-repeated="10"/>
        </table:table-row>
        <table:table-row table:style-name="ro1">
          <table:table-cell office:value-type="float" office:value="181361" calcext:value-type="float">
            <text:p>181361</text:p>
          </table:table-cell>
          <table:table-cell office:value-type="string" calcext:value-type="string">
            <text:p><text:a xlink:href="https://www.tumblr.com/blog/view/homeiswherethewitchcraftis/734911468638781440" xlink:type="simple">https://www.tumblr.com/blog/view/homeiswherethewitchcraftis/734911468638781440</text:a> </text:p>
          </table:table-cell>
          <table:table-cell table:number-columns-repeated="10"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<text:a xlink:href="https://www.tumblr.com/blog/view/ittybittyprincesskitty2/701539957070872576" xlink:type="simple">https://www.tumblr.com/blog/view/ittybittyprincesskitty2/70153995707087257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576" calcext:value-type="float">
            <text:p>103576</text:p>
          </table:table-cell>
          <table:table-cell office:value-type="string" calcext:value-type="string">
            <text:p><text:a xlink:href="https://katelyn-marie323.tumblr.com/post/698029678260322304/apple-picking-with-the-little-one-today" xlink:type="simple">https://katelyn-marie323.tumblr.com/post/698029678260322304/apple-picking-with-the-little-one-today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858" calcext:value-type="float">
            <text:p>192858</text:p>
          </table:table-cell>
          <table:table-cell office:value-type="string" calcext:value-type="string">
            <text:p><text:a xlink:href="https://katelyn-marie323.tumblr.com/post/653014712172281856/the-making-of-apple-pie-my-first-attempt-at-a" xlink:type="simple">https://katelyn-marie323.tumblr.com/post/653014712172281856/the-making-of-apple-pie-my-first-attempt-at-a</text:a> </text:p>
          </table:table-cell>
          <table:table-cell table:number-columns-repeated="10"/>
        </table:table-row>
        <table:table-row table:style-name="ro1">
          <table:table-cell office:value-type="float" office:value="193826" calcext:value-type="float">
            <text:p>193826</text:p>
          </table:table-cell>
          <table:table-cell office:value-type="string" calcext:value-type="string">
            <text:p><text:a xlink:href="https://katelyn-marie323.tumblr.com/post/656163699151781888/herb-bread-dough-kneading" xlink:type="simple">https://katelyn-marie323.tumblr.com/post/656163699151781888/herb-bread-dough-kneading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66" calcext:value-type="float">
            <text:p>136466</text:p>
          </table:table-cell>
          <table:table-cell office:value-type="string" calcext:value-type="string">
            <text:p><text:a xlink:href="https://katelyn-marie323.tumblr.com/post/653377816211161088/homemade-strawberry-rhubarb-pie-recipe" xlink:type="simple">https://katelyn-marie323.tumblr.com/post/653377816211161088/homemade-strawberry-rhubarb-pie-recipe</text:a> </text:p>
          </table:table-cell>
          <table:table-cell table:number-columns-repeated="10"/>
        </table:table-row>
        <table:table-row table:style-name="ro1">
          <table:table-cell office:value-type="float" office:value="195011" calcext:value-type="float">
            <text:p>195011</text:p>
          </table:table-cell>
          <table:table-cell office:value-type="string" calcext:value-type="string">
            <text:p><text:a xlink:href="https://katelyn-marie323.tumblr.com/post/674498542179696640/cooking-and-baking-is-so-much-more-than-the" xlink:type="simple">https://katelyn-marie323.tumblr.com/post/674498542179696640/cooking-and-baking-is-so-much-more-than-the</text:a> </text:p>
          </table:table-cell>
          <table:table-cell table:number-columns-repeated="10"/>
        </table:table-row>
        <table:table-row table:style-name="ro1">
          <table:table-cell office:value-type="float" office:value="159337" calcext:value-type="float">
            <text:p>159337</text:p>
          </table:table-cell>
          <table:table-cell office:value-type="string" calcext:value-type="string">
            <text:p><text:a xlink:href="https://katelyn-marie323.tumblr.com/post/651104439544020992/fresh-out-of-the-oven" xlink:type="simple">https://katelyn-marie323.tumblr.com/post/651104439544020992/fresh-out-of-the-oven</text:a> </text:p>
          </table:table-cell>
          <table:table-cell table:number-columns-repeated="10"/>
        </table:table-row>
        <table:table-row table:style-name="ro1">
          <table:table-cell office:value-type="float" office:value="137501" calcext:value-type="float">
            <text:p>137501</text:p>
          </table:table-cell>
          <table:table-cell office:value-type="string" calcext:value-type="string">
            <text:p><text:a xlink:href="https://katelyn-marie323.tumblr.com/post/689940499548815360/wildflowers-in-the-rockies" xlink:type="simple">https://katelyn-marie323.tumblr.com/post/689940499548815360/wildflowers-in-the-rockies</text:a> 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96524" calcext:value-type="float">
            <text:p>196524</text:p>
          </table:table-cell>
          <table:table-cell office:value-type="string" calcext:value-type="string">
            <text:p><text:a xlink:href="https://katelyn-marie323.tumblr.com/post/653648998978224128/making-lavender-tea" xlink:type="simple">https://katelyn-marie323.tumblr.com/post/653648998978224128/making-lavender-tea</text:a> </text:p>
          </table:table-cell>
          <table:table-cell table:number-columns-repeated="10"/>
        </table:table-row>
        <table:table-row table:style-name="ro1">
          <table:table-cell office:value-type="float" office:value="178919" calcext:value-type="float">
            <text:p>178919</text:p>
          </table:table-cell>
          <table:table-cell office:value-type="string" calcext:value-type="string">
            <text:p><text:a xlink:href="https://katelyn-marie323.tumblr.com/post/654266534302203904/doing-some-plant-documenting-and-knitting-under-my" xlink:type="simple">https://katelyn-marie323.tumblr.com/post/654266534302203904/doing-some-plant-documenting-and-knitting-under-my</text:a> </text:p>
          </table:table-cell>
          <table:table-cell table:number-columns-repeated="10"/>
        </table:table-row>
        <table:table-row table:style-name="ro1">
          <table:table-cell office:value-type="float" office:value="33023" calcext:value-type="float">
            <text:p>33023</text:p>
          </table:table-cell>
          <table:table-cell office:value-type="string" calcext:value-type="string">
            <text:p><text:a xlink:href="https://katelyn-marie323.tumblr.com/post/648821209500401664/i-used-to-envy-movie-and-book-characters-who-would" xlink:type="simple">https://katelyn-marie323.tumblr.com/post/648821209500401664/i-used-to-envy-movie-and-book-characters-who-would</text:a> </text:p>
          </table:table-cell>
          <table:table-cell table:number-columns-repeated="10"/>
        </table:table-row>
        <table:table-row table:style-name="ro1">
          <table:table-cell office:value-type="float" office:value="111537" calcext:value-type="float">
            <text:p>111537</text:p>
          </table:table-cell>
          <table:table-cell office:value-type="string" calcext:value-type="string">
            <text:p><text:a xlink:href="https://katelyn-marie323.tumblr.com/post/653432779336515584/acting-aloof-is-out-were-writing-affectionate" xlink:type="simple">https://katelyn-marie323.tumblr.com/post/653432779336515584/acting-aloof-is-out-were-writing-affectionate</text:a> </text:p>
          </table:table-cell>
          <table:table-cell table:number-columns-repeated="10"/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<text:a xlink:href="https://www.tumblr.com/blog/view/lacepurity/725952272071262208" xlink:type="simple">https://www.tumblr.com/blog/view/lacepurity/725952272071262208</text:a>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494" calcext:value-type="float">
            <text:p>163494</text:p>
          </table:table-cell>
          <table:table-cell office:value-type="string" calcext:value-type="string">
            <text:p><text:a xlink:href="https://www.tumblr.com/blog/view/lacepurity/731225500190720001" xlink:type="simple">https://www.tumblr.com/blog/view/lacepurity/731225500190720001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637" calcext:value-type="float">
            <text:p>161637</text:p>
          </table:table-cell>
          <table:table-cell office:value-type="string" calcext:value-type="string">
            <text:p><text:a xlink:href="https://ladyhearthkeeper.tumblr.com/post/738323234913763328/a-bread-in-the-oven-a-husband-cracking-seeds-a" xlink:type="simple">https://ladyhearthkeeper.tumblr.com/post/738323234913763328/a-bread-in-the-oven-a-husband-cracking-seeds-a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123" calcext:value-type="float">
            <text:p>89123</text:p>
          </table:table-cell>
          <table:table-cell office:value-type="string" calcext:value-type="string">
            <text:p><text:a xlink:href="https://ladyhearthkeeper.tumblr.com/post/666479596049498112/do-you-have-any-resources-for-homemaking-or-any" xlink:type="simple">https://ladyhearthkeeper.tumblr.com/post/666479596049498112/do-you-have-any-resources-for-homemaking-or-any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879" calcext:value-type="float">
            <text:p>202879</text:p>
          </table:table-cell>
          <table:table-cell office:value-type="string" calcext:value-type="string">
            <text:p><text:a xlink:href="https://www.tumblr.com/blog/view/ladyhomesteader/651453577563373568" xlink:type="simple">https://www.tumblr.com/blog/view/ladyhomesteader/65145357756337356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485" calcext:value-type="float">
            <text:p>88485</text:p>
          </table:table-cell>
          <table:table-cell office:value-type="string" calcext:value-type="string">
            <text:p><text:a xlink:href="https://www.tumblr.com/blog/view/ladyhomesteader/645582091527061504" xlink:type="simple">https://www.tumblr.com/blog/view/ladyhomesteader/645582091527061504</text:a> </text:p>
          </table:table-cell>
          <table:table-cell table:number-columns-repeated="10"/>
        </table:table-row>
        <table:table-row table:style-name="ro1">
          <table:table-cell office:value-type="float" office:value="155005" calcext:value-type="float">
            <text:p>155005</text:p>
          </table:table-cell>
          <table:table-cell office:value-type="string" calcext:value-type="string">
            <text:p><text:a xlink:href="https://lavenderatlarge.tumblr.com/post/614588053940551681/some-late-night-baking-helps-calm-a-busy-mind" xlink:type="simple">https://lavenderatlarge.tumblr.com/post/614588053940551681/some-late-night-baking-helps-calm-a-busy-mind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834" calcext:value-type="float">
            <text:p>76834</text:p>
          </table:table-cell>
          <table:table-cell office:value-type="string" calcext:value-type="string">
            <text:p><text:a xlink:href="https://www.tumblr.com/blog/view/libramars/633604116973797376" xlink:type="simple">https://www.tumblr.com/blog/view/libramars/633604116973797376</text:a> </text:p>
          </table:table-cell>
          <table:table-cell table:number-columns-repeated="10"/>
        </table:table-row>
        <table:table-row table:style-name="ro1">
          <table:table-cell office:value-type="float" office:value="49922" calcext:value-type="float">
            <text:p>49922</text:p>
          </table:table-cell>
          <table:table-cell office:value-type="string" calcext:value-type="string">
            <text:p><text:a xlink:href="https://www.tumblr.com/blog/view/libramars/645312078520958976" xlink:type="simple">https://www.tumblr.com/blog/view/libramars/645312078520958976</text:a> </text:p>
          </table:table-cell>
          <table:table-cell table:number-columns-repeated="10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a xlink:href="https://www.tumblr.com/blog/view/libramars/648676785809227776" xlink:type="simple">https://www.tumblr.com/blog/view/libramars/648676785809227776</text:a>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518" calcext:value-type="float">
            <text:p>168518</text:p>
          </table:table-cell>
          <table:table-cell office:value-type="string" calcext:value-type="string">
            <text:p><text:a xlink:href="https://www.tumblr.com/blog/view/liliesinwhite/613671291857305600" xlink:type="simple">https://www.tumblr.com/blog/view/liliesinwhite/613671291857305600</text:a> 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s://www.tumblr.com/blog/view/littleflowerfaith/707899011710042112" xlink:type="simple">https://www.tumblr.com/blog/view/littleflowerfaith/7078990117100421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<text:a xlink:href="https://www.tumblr.com/blog/view/littleflowerfaith/710426475863687168" xlink:type="simple">https://www.tumblr.com/blog/view/littleflowerfaith/710426475863687168</text:a> </text:p>
          </table:table-cell>
          <table:table-cell table:number-columns-repeated="10"/>
        </table:table-row>
        <table:table-row table:style-name="ro1">
          <table:table-cell office:value-type="float" office:value="82161" calcext:value-type="float">
            <text:p>82161</text:p>
          </table:table-cell>
          <table:table-cell office:value-type="string" calcext:value-type="string">
            <text:p><text:a xlink:href="https://www.tumblr.com/blog/view/littleflowerfaith/707436787067453440" xlink:type="simple">https://www.tumblr.com/blog/view/littleflowerfaith/70743678706745344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950" calcext:value-type="float">
            <text:p>51950</text:p>
          </table:table-cell>
          <table:table-cell office:value-type="string" calcext:value-type="string">
            <text:p><text:a xlink:href="https://www.tumblr.com/blog/view/littleflowerfaith/712610266869809152" xlink:type="simple">https://www.tumblr.com/blog/view/littleflowerfaith/712610266869809152</text:a> </text:p>
          </table:table-cell>
          <table:table-cell table:number-columns-repeated="10"/>
        </table:table-row>
        <table:table-row table:style-name="ro1">
          <table:table-cell office:value-type="float" office:value="105590" calcext:value-type="float">
            <text:p>105590</text:p>
          </table:table-cell>
          <table:table-cell office:value-type="string" calcext:value-type="string">
            <text:p><text:a xlink:href="https://www.tumblr.com/blog/view/littleflowerfaith/684434707216252929" xlink:type="simple">https://www.tumblr.com/blog/view/littleflowerfaith/684434707216252929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string" calcext:value-type="string">
            <text:p><text:a xlink:href="https://www.tumblr.com/blog/view/littleflowerfaith/685987920493019136" xlink:type="simple">https://www.tumblr.com/blog/view/littleflowerfaith/68598792049301913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219" calcext:value-type="float">
            <text:p>204219</text:p>
          </table:table-cell>
          <table:table-cell office:value-type="string" calcext:value-type="string">
            <text:p><text:a xlink:href="https://www.tumblr.com/blog/view/melisssg99/708625162393747456" xlink:type="simple">https://www.tumblr.com/blog/view/melisssg99/708625162393747456</text:a> </text:p>
          </table:table-cell>
          <table:table-cell table:number-columns-repeated="10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<text:a xlink:href="https://www.tumblr.com/blog/view/melisssg99/684529799806533632" xlink:type="simple">https://www.tumblr.com/blog/view/melisssg99/684529799806533632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string" calcext:value-type="string">
            <text:p><text:a xlink:href="https://www.tumblr.com/blog/view/melisssg99/736177275428601856" xlink:type="simple">https://www.tumblr.com/blog/view/melisssg99/736177275428601856</text:a> </text:p>
          </table:table-cell>
          <table:table-cell table:number-columns-repeated="10"/>
        </table:table-row>
        <table:table-row table:style-name="ro1">
          <table:table-cell office:value-type="float" office:value="58653" calcext:value-type="float">
            <text:p>58653</text:p>
          </table:table-cell>
          <table:table-cell office:value-type="string" calcext:value-type="string">
            <text:p><text:a xlink:href="https://www.tumblr.com/blog/view/melisssg99/733638459196112897" xlink:type="simple">https://www.tumblr.com/blog/view/melisssg99/733638459196112897</text:a> </text:p>
          </table:table-cell>
          <table:table-cell table:number-columns-repeated="10"/>
        </table:table-row>
        <table:table-row table:style-name="ro1">
          <table:table-cell office:value-type="float" office:value="201658" calcext:value-type="float">
            <text:p>201658</text:p>
          </table:table-cell>
          <table:table-cell office:value-type="string" calcext:value-type="string">
            <text:p><text:a xlink:href="https://www.tumblr.com/blog/view/modern-tradwife/745703072599359488" xlink:type="simple">https://www.tumblr.com/blog/view/modern-tradwife/745703072599359488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string" calcext:value-type="string">
            <text:p><text:a xlink:href="https://mossyredwood.tumblr.com/post/661066959715205120/by-natasha-tarasova" xlink:type="simple">https://mossyredwood.tumblr.com/post/661066959715205120/by-natasha-tarasova</text:a>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<text:a xlink:href="https://mossyredwood.tumblr.com/post/642740313498189824/sometimes-i-want-to-go-home-and-listen-to" xlink:type="simple">https://mossyredwood.tumblr.com/post/642740313498189824/sometimes-i-want-to-go-home-and-listen-to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mossyredwood.tumblr.com/post/645030816301334528/there-were-so-many-trees-in-the-city-that-you" xlink:type="simple">https://mossyredwood.tumblr.com/post/645030816301334528/there-were-so-many-trees-in-the-city-that-you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228" calcext:value-type="float">
            <text:p>106228</text:p>
          </table:table-cell>
          <table:table-cell office:value-type="string" calcext:value-type="string">
            <text:p><text:a xlink:href="https://mossyredwood.tumblr.com/post/650989743868411904" xlink:type="simple">https://mossyredwood.tumblr.com/post/650989743868411904</text:a> </text:p>
          </table:table-cell>
          <table:table-cell table:number-columns-repeated="10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string" calcext:value-type="string">
            <text:p><text:a xlink:href="https://www.tumblr.com/blog/view/mymoonmyfriend/614689912473731072" xlink:type="simple">https://www.tumblr.com/blog/view/mymoonmyfriend/614689912473731072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318" calcext:value-type="float">
            <text:p>134318</text:p>
          </table:table-cell>
          <table:table-cell office:value-type="string" calcext:value-type="string">
            <text:p><text:a xlink:href="https://pink-dino.tumblr.com/post/619556336247635968/first-harvest-of-the-year-this-weekend-ive-been" xlink:type="simple">https://pink-dino.tumblr.com/post/619556336247635968/first-harvest-of-the-year-this-weekend-ive-been</text:a> </text:p>
          </table:table-cell>
          <table:table-cell table:number-columns-repeated="10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string" calcext:value-type="string">
            <text:p><text:a xlink:href="https://pink-dino.tumblr.com/post/620096449790853120/i-must-admit-this-photo-is-not-from-today-but-i" xlink:type="simple">https://pink-dino.tumblr.com/post/620096449790853120/i-must-admit-this-photo-is-not-from-today-but-i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124" calcext:value-type="float">
            <text:p>37124</text:p>
          </table:table-cell>
          <table:table-cell office:value-type="string" calcext:value-type="string">
            <text:p><text:a xlink:href="https://pink-dino.tumblr.com/post/619375102725947392/httpswwwinstagramcompcavnnjjdx4rigshid-kjt" xlink:type="simple">https://pink-dino.tumblr.com/post/619375102725947392/httpswwwinstagramcompcavnnjjdx4rigshid-kjt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633" calcext:value-type="float">
            <text:p>69633</text:p>
          </table:table-cell>
          <table:table-cell office:value-type="string" calcext:value-type="string">
            <text:p><text:a xlink:href="https://www.tumblr.com/blog/view/princess-shiratori/717594872770674688" xlink:type="simple">https://www.tumblr.com/blog/view/princess-shiratori/717594872770674688</text:a> </text:p>
          </table:table-cell>
          <table:table-cell table:number-columns-repeated="10"/>
        </table:table-row>
        <table:table-row table:style-name="ro1">
          <table:table-cell office:value-type="float" office:value="191199" calcext:value-type="float">
            <text:p>191199</text:p>
          </table:table-cell>
          <table:table-cell office:value-type="string" calcext:value-type="string">
            <text:p><text:a xlink:href="https://ren-in--wonderland.tumblr.com/post/651177565575380992" xlink:type="simple">https://ren-in--wonderland.tumblr.com/post/651177565575380992</text:a> </text:p>
          </table:table-cell>
          <table:table-cell table:number-columns-repeated="10"/>
        </table:table-row>
        <table:table-row table:style-name="ro1">
          <table:table-cell office:value-type="float" office:value="93405" calcext:value-type="float">
            <text:p>93405</text:p>
          </table:table-cell>
          <table:table-cell office:value-type="string" calcext:value-type="string">
            <text:p><text:a xlink:href="https://rose-lily-field.tumblr.com/post/670489894072844288" xlink:type="simple">https://rose-lily-field.tumblr.com/post/67048989407284428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718" calcext:value-type="float">
            <text:p>50718</text:p>
          </table:table-cell>
          <table:table-cell office:value-type="string" calcext:value-type="string">
            <text:p><text:a xlink:href="https://rose-lily-field.tumblr.com/post/677993583424438272" xlink:type="simple">https://rose-lily-field.tumblr.com/post/67799358342443827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0264" calcext:value-type="float">
            <text:p>160264</text:p>
          </table:table-cell>
          <table:table-cell office:value-type="string" calcext:value-type="string">
            <text:p><text:a xlink:href="https://rose-lily-field.tumblr.com/post/663231717550817280" xlink:type="simple">https://rose-lily-field.tumblr.com/post/663231717550817280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5633" calcext:value-type="float">
            <text:p>175633</text:p>
          </table:table-cell>
          <table:table-cell office:value-type="string" calcext:value-type="string">
            <text:p><text:a xlink:href="https://rose-lily-field.tumblr.com/post/665282598288916480" xlink:type="simple">https://rose-lily-field.tumblr.com/post/665282598288916480</text:a> </text:p>
          </table:table-cell>
          <table:table-cell table:number-columns-repeated="1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<text:a xlink:href="https://rose-lily-field.tumblr.com/post/660390353820581888" xlink:type="simple">https://rose-lily-field.tumblr.com/post/66039035382058188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6980" calcext:value-type="float">
            <text:p>96980</text:p>
          </table:table-cell>
          <table:table-cell office:value-type="string" calcext:value-type="string">
            <text:p><text:a xlink:href="https://rose-lily-field.tumblr.com/post/659968982783311872" xlink:type="simple">https://rose-lily-field.tumblr.com/post/659968982783311872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951" calcext:value-type="float">
            <text:p>102951</text:p>
          </table:table-cell>
          <table:table-cell office:value-type="string" calcext:value-type="string">
            <text:p><text:a xlink:href="https://rose-lily-field.tumblr.com/post/641498753748041728/riding-a-bike-through-this-village-on-a-cold" xlink:type="simple">https://rose-lily-field.tumblr.com/post/641498753748041728/riding-a-bike-through-this-village-on-a-cold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704" calcext:value-type="float">
            <text:p>83704</text:p>
          </table:table-cell>
          <table:table-cell office:value-type="string" calcext:value-type="string">
            <text:p><text:a xlink:href="https://rose-lily-field.tumblr.com/post/658956529119166464" xlink:type="simple">https://rose-lily-field.tumblr.com/post/65895652911916646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string" calcext:value-type="string">
            <text:p><text:a xlink:href="https://rose-lily-field.tumblr.com/post/650893410239119360" xlink:type="simple">https://rose-lily-field.tumblr.com/post/65089341023911936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a xlink:href="https://rose-lily-field.tumblr.com/post/670804834508849152" xlink:type="simple">https://rose-lily-field.tumblr.com/post/67080483450884915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443" calcext:value-type="float">
            <text:p>152443</text:p>
          </table:table-cell>
          <table:table-cell office:value-type="string" calcext:value-type="string">
            <text:p><text:a xlink:href="https://rose-lily-field.tumblr.com/post/698459477596356608" xlink:type="simple">https://rose-lily-field.tumblr.com/post/698459477596356608</text:a>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119" calcext:value-type="float">
            <text:p>148119</text:p>
          </table:table-cell>
          <table:table-cell office:value-type="string" calcext:value-type="string">
            <text:p><text:a xlink:href="https://rose-lily-field.tumblr.com/post/652055447607590912/sometimes-i-wish-i-could-live-on-a-lone-island" xlink:type="simple">https://rose-lily-field.tumblr.com/post/652055447607590912/sometimes-i-wish-i-could-live-on-a-lone-island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12" calcext:value-type="float">
            <text:p>23012</text:p>
          </table:table-cell>
          <table:table-cell office:value-type="string" calcext:value-type="string">
            <text:p><text:a xlink:href="https://rose-lily-field.tumblr.com/post/660193309301653504" xlink:type="simple">https://rose-lily-field.tumblr.com/post/66019330930165350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string" calcext:value-type="string">
            <text:p><text:a xlink:href="https://rose-lily-field.tumblr.com/post/663670234950008832" xlink:type="simple">https://rose-lily-field.tumblr.com/post/66367023495000883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56" calcext:value-type="float">
            <text:p>48956</text:p>
          </table:table-cell>
          <table:table-cell office:value-type="string" calcext:value-type="string">
            <text:p><text:a xlink:href="https://rose-lily-field.tumblr.com/post/670277108018364416" xlink:type="simple">https://rose-lily-field.tumblr.com/post/67027710801836441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692" calcext:value-type="float">
            <text:p>28692</text:p>
          </table:table-cell>
          <table:table-cell office:value-type="string" calcext:value-type="string">
            <text:p><text:a xlink:href="https://rose-lily-field.tumblr.com/post/651972750905344000/hiding-in-the-sun" xlink:type="simple">https://rose-lily-field.tumblr.com/post/651972750905344000/hiding-in-the-sun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390" calcext:value-type="float">
            <text:p>99390</text:p>
          </table:table-cell>
          <table:table-cell office:value-type="string" calcext:value-type="string">
            <text:p><text:a xlink:href="https://rose-lily-field.tumblr.com/post/696513501463724032" xlink:type="simple">https://rose-lily-field.tumblr.com/post/6965135014637240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61" calcext:value-type="float">
            <text:p>82261</text:p>
          </table:table-cell>
          <table:table-cell office:value-type="string" calcext:value-type="string">
            <text:p><text:a xlink:href="https://rose-lily-field.tumblr.com/post/652071218943492096" xlink:type="simple">https://rose-lily-field.tumblr.com/post/65207121894349209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249" calcext:value-type="float">
            <text:p>33249</text:p>
          </table:table-cell>
          <table:table-cell office:value-type="string" calcext:value-type="string">
            <text:p><text:a xlink:href="https://rose-lily-field.tumblr.com/post/659161384862515200" xlink:type="simple">https://rose-lily-field.tumblr.com/post/65916138486251520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026" calcext:value-type="float">
            <text:p>73026</text:p>
          </table:table-cell>
          <table:table-cell office:value-type="string" calcext:value-type="string">
            <text:p><text:a xlink:href="https://rose-lily-field.tumblr.com/post/697147668675411968/japanese-thimbleweed" xlink:type="simple">https://rose-lily-field.tumblr.com/post/697147668675411968/japanese-thimbleweed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320" calcext:value-type="float">
            <text:p>95320</text:p>
          </table:table-cell>
          <table:table-cell office:value-type="string" calcext:value-type="string">
            <text:p><text:a xlink:href="https://rose-lily-field.tumblr.com/post/657341665155203072" xlink:type="simple">https://rose-lily-field.tumblr.com/post/65734166515520307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657" calcext:value-type="float">
            <text:p>167657</text:p>
          </table:table-cell>
          <table:table-cell office:value-type="string" calcext:value-type="string">
            <text:p><text:a xlink:href="https://rose-lily-field.tumblr.com/post/649865267053248514" xlink:type="simple">https://rose-lily-field.tumblr.com/post/64986526705324851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562" calcext:value-type="float">
            <text:p>30562</text:p>
          </table:table-cell>
          <table:table-cell office:value-type="string" calcext:value-type="string">
            <text:p><text:a xlink:href="https://rose-lily-field.tumblr.com/post/696466331404468224" xlink:type="simple">https://rose-lily-field.tumblr.com/post/69646633140446822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697" calcext:value-type="float">
            <text:p>110697</text:p>
          </table:table-cell>
          <table:table-cell office:value-type="string" calcext:value-type="string">
            <text:p><text:a xlink:href="https://rose-lily-field.tumblr.com/post/657069847177576448" xlink:type="simple">https://rose-lily-field.tumblr.com/post/65706984717757644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810" calcext:value-type="float">
            <text:p>110810</text:p>
          </table:table-cell>
          <table:table-cell office:value-type="string" calcext:value-type="string">
            <text:p><text:a xlink:href="https://rose-lily-field.tumblr.com/post/651247999554600960" xlink:type="simple">https://rose-lily-field.tumblr.com/post/651247999554600960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string" calcext:value-type="string">
            <text:p><text:a xlink:href="https://rose-lily-field.tumblr.com/post/653934325963898880" xlink:type="simple">https://rose-lily-field.tumblr.com/post/653934325963898880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<text:a xlink:href="https://rose-lily-field.tumblr.com/post/651543460965466112" xlink:type="simple">https://rose-lily-field.tumblr.com/post/65154346096546611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string" calcext:value-type="string">
            <text:p><text:a xlink:href="https://rose-lily-field.tumblr.com/post/653792491738415104" xlink:type="simple">https://rose-lily-field.tumblr.com/post/65379249173841510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049" calcext:value-type="float">
            <text:p>177049</text:p>
          </table:table-cell>
          <table:table-cell office:value-type="string" calcext:value-type="string">
            <text:p><text:a xlink:href="https://rose-lily-field.tumblr.com/post/653083586002616320" xlink:type="simple">https://rose-lily-field.tumblr.com/post/6530835860026163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261" calcext:value-type="float">
            <text:p>149261</text:p>
          </table:table-cell>
          <table:table-cell office:value-type="string" calcext:value-type="string">
            <text:p><text:a xlink:href="https://rose-lily-field.tumblr.com/post/675094478004109312/most-adorable-little-dress" xlink:type="simple">https://rose-lily-field.tumblr.com/post/675094478004109312/most-adorable-little-dress</text:a> 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175" calcext:value-type="float">
            <text:p>170175</text:p>
          </table:table-cell>
          <table:table-cell office:value-type="string" calcext:value-type="string">
            <text:p><text:a xlink:href="https://rose-lily-field.tumblr.com/post/666613722856472576" xlink:type="simple">https://rose-lily-field.tumblr.com/post/66661372285647257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string" calcext:value-type="string">
            <text:p><text:a xlink:href="https://rose-lily-field.tumblr.com/post/657944235258101760" xlink:type="simple">https://rose-lily-field.tumblr.com/post/65794423525810176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364" calcext:value-type="float">
            <text:p>97364</text:p>
          </table:table-cell>
          <table:table-cell office:value-type="string" calcext:value-type="string">
            <text:p><text:a xlink:href="https://rose-lily-field.tumblr.com/post/649065775681912832" xlink:type="simple">https://rose-lily-field.tumblr.com/post/6490657756819128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259" calcext:value-type="float">
            <text:p>118259</text:p>
          </table:table-cell>
          <table:table-cell office:value-type="string" calcext:value-type="string">
            <text:p><text:a xlink:href="https://rose-lily-field.tumblr.com/post/658216010958176256" xlink:type="simple">https://rose-lily-field.tumblr.com/post/65821601095817625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215" calcext:value-type="float">
            <text:p>182215</text:p>
          </table:table-cell>
          <table:table-cell office:value-type="string" calcext:value-type="string">
            <text:p><text:a xlink:href="https://rose-lily-field.tumblr.com/post/695650956709330944" xlink:type="simple">https://rose-lily-field.tumblr.com/post/69565095670933094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string" calcext:value-type="string">
            <text:p><text:a xlink:href="https://rose-lily-field.tumblr.com/post/695741558715203584" xlink:type="simple">https://rose-lily-field.tumblr.com/post/69574155871520358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915" calcext:value-type="float">
            <text:p>92915</text:p>
          </table:table-cell>
          <table:table-cell office:value-type="string" calcext:value-type="string">
            <text:p><text:a xlink:href="https://rose-lily-field.tumblr.com/post/653709830195920897" xlink:type="simple">https://rose-lily-field.tumblr.com/post/653709830195920897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942" calcext:value-type="float">
            <text:p>43942</text:p>
          </table:table-cell>
          <table:table-cell office:value-type="string" calcext:value-type="string">
            <text:p><text:a xlink:href="https://rose-lily-field.tumblr.com/post/663112172911624192" xlink:type="simple">https://rose-lily-field.tumblr.com/post/66311217291162419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<text:a xlink:href="https://rose-lily-field.tumblr.com/post/696480785836998656" xlink:type="simple">https://rose-lily-field.tumblr.com/post/6964807858369986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332" calcext:value-type="float">
            <text:p>168332</text:p>
          </table:table-cell>
          <table:table-cell office:value-type="string" calcext:value-type="string">
            <text:p><text:a xlink:href="https://rose-lily-field.tumblr.com/post/650645386239868928" xlink:type="simple">https://rose-lily-field.tumblr.com/post/65064538623986892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99" calcext:value-type="float">
            <text:p>24299</text:p>
          </table:table-cell>
          <table:table-cell office:value-type="string" calcext:value-type="string">
            <text:p><text:a xlink:href="https://rose-lily-field.tumblr.com/post/660035794620334080" xlink:type="simple">https://rose-lily-field.tumblr.com/post/66003579462033408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141" calcext:value-type="float">
            <text:p>152141</text:p>
          </table:table-cell>
          <table:table-cell office:value-type="string" calcext:value-type="string">
            <text:p><text:a xlink:href="https://rose-lily-field.tumblr.com/post/649814168281792513" xlink:type="simple">https://rose-lily-field.tumblr.com/post/649814168281792513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661" calcext:value-type="float">
            <text:p>175661</text:p>
          </table:table-cell>
          <table:table-cell office:value-type="string" calcext:value-type="string">
            <text:p><text:a xlink:href="https://rose-lily-field.tumblr.com/post/642006855001980928/i-love-vintage-artwork-in-this-style-these" xlink:type="simple">https://rose-lily-field.tumblr.com/post/642006855001980928/i-love-vintage-artwork-in-this-style-these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147" calcext:value-type="float">
            <text:p>77147</text:p>
          </table:table-cell>
          <table:table-cell office:value-type="string" calcext:value-type="string">
            <text:p><text:a xlink:href="https://rose-lily-field.tumblr.com/post/653776781145440256" xlink:type="simple">https://rose-lily-field.tumblr.com/post/6537767811454402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483" calcext:value-type="float">
            <text:p>64483</text:p>
          </table:table-cell>
          <table:table-cell office:value-type="string" calcext:value-type="string">
            <text:p><text:a xlink:href="https://rose-lily-field.tumblr.com/post/655230274595078144" xlink:type="simple">https://rose-lily-field.tumblr.com/post/6552302745950781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931" calcext:value-type="float">
            <text:p>98931</text:p>
          </table:table-cell>
          <table:table-cell office:value-type="string" calcext:value-type="string">
            <text:p><text:a xlink:href="https://rose-lily-field.tumblr.com/post/652547928964071424" xlink:type="simple">https://rose-lily-field.tumblr.com/post/65254792896407142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<text:a xlink:href="https://rose-lily-field.tumblr.com/post/649195716937400320" xlink:type="simple">https://rose-lily-field.tumblr.com/post/6491957169374003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582" calcext:value-type="float">
            <text:p>183582</text:p>
          </table:table-cell>
          <table:table-cell office:value-type="string" calcext:value-type="string">
            <text:p><text:a xlink:href="https://rose-lily-field.tumblr.com/post/652886540124635137" xlink:type="simple">https://rose-lily-field.tumblr.com/post/652886540124635137</text:a> 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115" calcext:value-type="float">
            <text:p>169115</text:p>
          </table:table-cell>
          <table:table-cell office:value-type="string" calcext:value-type="string">
            <text:p><text:a xlink:href="https://rose-lily-field.tumblr.com/post/660248558306492416" xlink:type="simple">https://rose-lily-field.tumblr.com/post/660248558306492416</text:a> 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946" calcext:value-type="float">
            <text:p>201946</text:p>
          </table:table-cell>
          <table:table-cell office:value-type="string" calcext:value-type="string">
            <text:p><text:a xlink:href="https://rose-lily-field.tumblr.com/post/652031793250336768" xlink:type="simple">https://rose-lily-field.tumblr.com/post/652031793250336768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<text:a xlink:href="https://rose-lily-field.tumblr.com/post/648679603859292160" xlink:type="simple">https://rose-lily-field.tumblr.com/post/64867960385929216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328" calcext:value-type="float">
            <text:p>140328</text:p>
          </table:table-cell>
          <table:table-cell office:value-type="string" calcext:value-type="string">
            <text:p><text:a xlink:href="https://rose-lily-field.tumblr.com/post/660268121382387713" xlink:type="simple">https://rose-lily-field.tumblr.com/post/660268121382387713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415" calcext:value-type="float">
            <text:p>179415</text:p>
          </table:table-cell>
          <table:table-cell office:value-type="string" calcext:value-type="string">
            <text:p><text:a xlink:href="https://rose-lily-field.tumblr.com/post/668079122628673536" xlink:type="simple">https://rose-lily-field.tumblr.com/post/66807912262867353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string" calcext:value-type="string">
            <text:p><text:a xlink:href="https://rose-lily-field.tumblr.com/post/649223177448374272" xlink:type="simple">https://rose-lily-field.tumblr.com/post/64922317744837427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925" calcext:value-type="float">
            <text:p>181925</text:p>
          </table:table-cell>
          <table:table-cell office:value-type="string" calcext:value-type="string">
            <text:p><text:a xlink:href="https://rose-lily-field.tumblr.com/post/648726997632270336" xlink:type="simple">https://rose-lily-field.tumblr.com/post/648726997632270336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<text:a xlink:href="https://rose-lily-field.tumblr.com/post/662233882774618112" xlink:type="simple">https://rose-lily-field.tumblr.com/post/66223388277461811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523" calcext:value-type="float">
            <text:p>109523</text:p>
          </table:table-cell>
          <table:table-cell office:value-type="string" calcext:value-type="string">
            <text:p><text:a xlink:href="https://rose-lily-field.tumblr.com/post/668638565817876480" xlink:type="simple">https://rose-lily-field.tumblr.com/post/66863856581787648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243" calcext:value-type="float">
            <text:p>185243</text:p>
          </table:table-cell>
          <table:table-cell office:value-type="string" calcext:value-type="string">
            <text:p><text:a xlink:href="https://rose-lily-field.tumblr.com/post/648671814399180800" xlink:type="simple">https://rose-lily-field.tumblr.com/post/64867181439918080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254" calcext:value-type="float">
            <text:p>75254</text:p>
          </table:table-cell>
          <table:table-cell office:value-type="string" calcext:value-type="string">
            <text:p><text:a xlink:href="https://rose-lily-field.tumblr.com/post/655876236183289856" xlink:type="simple">https://rose-lily-field.tumblr.com/post/6558762361832898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423" calcext:value-type="float">
            <text:p>160423</text:p>
          </table:table-cell>
          <table:table-cell office:value-type="string" calcext:value-type="string">
            <text:p><text:a xlink:href="https://rose-lily-field.tumblr.com/post/649830036274298880/the-sky-is-the-worlds-canvas-it-is-painted-a" xlink:type="simple">https://rose-lily-field.tumblr.com/post/649830036274298880/the-sky-is-the-worlds-canvas-it-is-painted-a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<text:a xlink:href="https://rose-lily-field.tumblr.com/post/669150433402634240/life-goals-3" xlink:type="simple">https://rose-lily-field.tumblr.com/post/669150433402634240/life-goals-3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<text:a xlink:href="https://rose-lily-field.tumblr.com/post/654178577255890944" xlink:type="simple">https://rose-lily-field.tumblr.com/post/65417857725589094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841" calcext:value-type="float">
            <text:p>175841</text:p>
          </table:table-cell>
          <table:table-cell office:value-type="string" calcext:value-type="string">
            <text:p><text:a xlink:href="https://rose-lily-field.tumblr.com/post/660331360922255360" xlink:type="simple">https://rose-lily-field.tumblr.com/post/66033136092225536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049" calcext:value-type="float">
            <text:p>126049</text:p>
          </table:table-cell>
          <table:table-cell office:value-type="string" calcext:value-type="string">
            <text:p><text:a xlink:href="https://rose-lily-field.tumblr.com/post/648364630481190912" xlink:type="simple">https://rose-lily-field.tumblr.com/post/6483646304811909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<text:a xlink:href="https://rose-lily-field.tumblr.com/post/663173828427546624" xlink:type="simple">https://rose-lily-field.tumblr.com/post/66317382842754662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<text:a xlink:href="https://rose-lily-field.tumblr.com/post/667318902241492992" xlink:type="simple">https://rose-lily-field.tumblr.com/post/667318902241492992</text:a>   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066" calcext:value-type="float">
            <text:p>60066</text:p>
          </table:table-cell>
          <table:table-cell office:value-type="string" calcext:value-type="string">
            <text:p><text:a xlink:href="https://rose-lily-field.tumblr.com/post/649577737046179840" xlink:type="simple">https://rose-lily-field.tumblr.com/post/64957773704617984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164" calcext:value-type="float">
            <text:p>99164</text:p>
          </table:table-cell>
          <table:table-cell office:value-type="string" calcext:value-type="string">
            <text:p><text:a xlink:href="https://rose-lily-field.tumblr.com/post/652342944365510656" xlink:type="simple">https://rose-lily-field.tumblr.com/post/6523429443655106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<text:a xlink:href="https://rose-lily-field.tumblr.com/post/668153863367442432" xlink:type="simple">https://rose-lily-field.tumblr.com/post/66815386336744243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19" calcext:value-type="float">
            <text:p>47119</text:p>
          </table:table-cell>
          <table:table-cell office:value-type="string" calcext:value-type="string">
            <text:p><text:a xlink:href="https://rose-lily-field.tumblr.com/post/695998860358746113" xlink:type="simple">https://rose-lily-field.tumblr.com/post/695998860358746113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string" calcext:value-type="string">
            <text:p><text:a xlink:href="https://rose-lily-field.tumblr.com/post/668969277109452800" xlink:type="simple">https://rose-lily-field.tumblr.com/post/66896927710945280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560" calcext:value-type="float">
            <text:p>115560</text:p>
          </table:table-cell>
          <table:table-cell office:value-type="string" calcext:value-type="string">
            <text:p><text:a xlink:href="https://rose-lily-field.tumblr.com/post/661930508498976769" xlink:type="simple">https://rose-lily-field.tumblr.com/post/661930508498976769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97" calcext:value-type="float">
            <text:p>92597</text:p>
          </table:table-cell>
          <table:table-cell office:value-type="string" calcext:value-type="string">
            <text:p><text:a xlink:href="https://rose-lily-field.tumblr.com/post/677788727138025472" xlink:type="simple">https://rose-lily-field.tumblr.com/post/677788727138025472</text:a> 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484" calcext:value-type="float">
            <text:p>42484</text:p>
          </table:table-cell>
          <table:table-cell office:value-type="string" calcext:value-type="string">
            <text:p><text:a xlink:href="https://rose-lily-field.tumblr.com/post/661607544739987457" xlink:type="simple">https://rose-lily-field.tumblr.com/post/661607544739987457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836" calcext:value-type="float">
            <text:p>167836</text:p>
          </table:table-cell>
          <table:table-cell office:value-type="string" calcext:value-type="string">
            <text:p><text:a xlink:href="https://rose-lily-field.tumblr.com/post/650854025439412224" xlink:type="simple">https://rose-lily-field.tumblr.com/post/65085402543941222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888" calcext:value-type="float">
            <text:p>126888</text:p>
          </table:table-cell>
          <table:table-cell office:value-type="string" calcext:value-type="string">
            <text:p><text:a xlink:href="https://rose-lily-field.tumblr.com/post/658661131310825472" xlink:type="simple">https://rose-lily-field.tumblr.com/post/658661131310825472</text:a> 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205" calcext:value-type="float">
            <text:p>146205</text:p>
          </table:table-cell>
          <table:table-cell office:value-type="string" calcext:value-type="string">
            <text:p><text:a xlink:href="https://rose-lily-field.tumblr.com/post/650030722904719360" xlink:type="simple">https://rose-lily-field.tumblr.com/post/65003072290471936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545" calcext:value-type="float">
            <text:p>143545</text:p>
          </table:table-cell>
          <table:table-cell office:value-type="string" calcext:value-type="string">
            <text:p><text:a xlink:href="https://rose-lily-field.tumblr.com/post/662811449854476288" xlink:type="simple">https://rose-lily-field.tumblr.com/post/66281144985447628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836" calcext:value-type="float">
            <text:p>110836</text:p>
          </table:table-cell>
          <table:table-cell office:value-type="string" calcext:value-type="string">
            <text:p><text:a xlink:href="https://rose-lily-field.tumblr.com/post/655167340281020416" xlink:type="simple">https://rose-lily-field.tumblr.com/post/65516734028102041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766" calcext:value-type="float">
            <text:p>96766</text:p>
          </table:table-cell>
          <table:table-cell office:value-type="string" calcext:value-type="string">
            <text:p><text:a xlink:href="https://rose-lily-field.tumblr.com/post/653315877450694656" xlink:type="simple">https://rose-lily-field.tumblr.com/post/6533158774506946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925" calcext:value-type="float">
            <text:p>196925</text:p>
          </table:table-cell>
          <table:table-cell office:value-type="string" calcext:value-type="string">
            <text:p><text:a xlink:href="https://rose-lily-field.tumblr.com/post/650456285347741696" xlink:type="simple">https://rose-lily-field.tumblr.com/post/6504562853477416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336" calcext:value-type="float">
            <text:p>150336</text:p>
          </table:table-cell>
          <table:table-cell office:value-type="string" calcext:value-type="string">
            <text:p><text:a xlink:href="https://rose-lily-field.tumblr.com/post/653504994891399169" xlink:type="simple">https://rose-lily-field.tumblr.com/post/653504994891399169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358" calcext:value-type="float">
            <text:p>66358</text:p>
          </table:table-cell>
          <table:table-cell office:value-type="string" calcext:value-type="string">
            <text:p><text:a xlink:href="https://rose-lily-field.tumblr.com/post/650680635163312128" xlink:type="simple">https://rose-lily-field.tumblr.com/post/65068063516331212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<text:a xlink:href="https://rose-lily-field.tumblr.com/post/652630613350809600" xlink:type="simple">https://rose-lily-field.tumblr.com/post/65263061335080960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869" calcext:value-type="float">
            <text:p>64869</text:p>
          </table:table-cell>
          <table:table-cell office:value-type="string" calcext:value-type="string">
            <text:p><text:a xlink:href="https://rose-lily-field.tumblr.com/post/661107194506379264" xlink:type="simple">https://rose-lily-field.tumblr.com/post/66110719450637926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298" calcext:value-type="float">
            <text:p>152298</text:p>
          </table:table-cell>
          <table:table-cell office:value-type="string" calcext:value-type="string">
            <text:p><text:a xlink:href="https://rose-lily-field.tumblr.com/post/656345092751310848" xlink:type="simple">https://rose-lily-field.tumblr.com/post/65634509275131084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239" calcext:value-type="float">
            <text:p>202239</text:p>
          </table:table-cell>
          <table:table-cell office:value-type="string" calcext:value-type="string">
            <text:p><text:a xlink:href="https://rose-lily-field.tumblr.com/post/678883819301093376/i-hope-to-reach-this-length-one-day" xlink:type="simple">https://rose-lily-field.tumblr.com/post/678883819301093376/i-hope-to-reach-this-length-one-day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77" calcext:value-type="float">
            <text:p>200077</text:p>
          </table:table-cell>
          <table:table-cell office:value-type="string" calcext:value-type="string">
            <text:p><text:a xlink:href="https://rose-lily-field.tumblr.com/post/652087027113885696" xlink:type="simple">https://rose-lily-field.tumblr.com/post/65208702711388569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154" calcext:value-type="float">
            <text:p>77154</text:p>
          </table:table-cell>
          <table:table-cell office:value-type="string" calcext:value-type="string">
            <text:p><text:a xlink:href="https://rose-lily-field.tumblr.com/post/653768841482108928" xlink:type="simple">https://rose-lily-field.tumblr.com/post/653768841482108928</text:a> 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308" calcext:value-type="float">
            <text:p>121308</text:p>
          </table:table-cell>
          <table:table-cell office:value-type="string" calcext:value-type="string">
            <text:p><text:a xlink:href="https://rose-lily-field.tumblr.com/post/662422873570443264" xlink:type="simple">https://rose-lily-field.tumblr.com/post/66242287357044326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956" calcext:value-type="float">
            <text:p>201956</text:p>
          </table:table-cell>
          <table:table-cell office:value-type="string" calcext:value-type="string">
            <text:p><text:a xlink:href="https://rose-lily-field.tumblr.com/post/652023875129016321" xlink:type="simple">https://rose-lily-field.tumblr.com/post/652023875129016321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319" calcext:value-type="float">
            <text:p>113319</text:p>
          </table:table-cell>
          <table:table-cell office:value-type="string" calcext:value-type="string">
            <text:p><text:a xlink:href="https://rose-lily-field.tumblr.com/post/658791224577261568" xlink:type="simple">https://rose-lily-field.tumblr.com/post/65879122457726156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033" calcext:value-type="float">
            <text:p>186033</text:p>
          </table:table-cell>
          <table:table-cell office:value-type="string" calcext:value-type="string">
            <text:p><text:a xlink:href="https://rose-lily-field.tumblr.com/post/652575253439086592" xlink:type="simple">https://rose-lily-field.tumblr.com/post/65257525343908659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571" calcext:value-type="float">
            <text:p>167571</text:p>
          </table:table-cell>
          <table:table-cell office:value-type="string" calcext:value-type="string">
            <text:p><text:a xlink:href="https://rose-lily-field.tumblr.com/post/655349775107080192" xlink:type="simple">https://rose-lily-field.tumblr.com/post/65534977510708019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398" calcext:value-type="float">
            <text:p>170398</text:p>
          </table:table-cell>
          <table:table-cell office:value-type="string" calcext:value-type="string">
            <text:p><text:a xlink:href="https://rose-lily-field.tumblr.com/post/696361236223361024" xlink:type="simple">https://rose-lily-field.tumblr.com/post/69636123622336102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024" calcext:value-type="float">
            <text:p>55024</text:p>
          </table:table-cell>
          <table:table-cell office:value-type="string" calcext:value-type="string">
            <text:p><text:a xlink:href="https://rose-lily-field.tumblr.com/post/657112996403937282" xlink:type="simple">https://rose-lily-field.tumblr.com/post/657112996403937282</text:a> 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142" calcext:value-type="float">
            <text:p>203142</text:p>
          </table:table-cell>
          <table:table-cell office:value-type="string" calcext:value-type="string">
            <text:p><text:a xlink:href="https://rose-lily-field.tumblr.com/post/677713858477080576" xlink:type="simple">https://rose-lily-field.tumblr.com/post/67771385847708057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023" calcext:value-type="float">
            <text:p>42023</text:p>
          </table:table-cell>
          <table:table-cell office:value-type="string" calcext:value-type="string">
            <text:p><text:a xlink:href="https://rose-lily-field.tumblr.com/post/650373478199050240" xlink:type="simple">https://rose-lily-field.tumblr.com/post/65037347819905024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<text:a xlink:href="https://rose-lily-field.tumblr.com/post/653875300366778368" xlink:type="simple">https://rose-lily-field.tumblr.com/post/65387530036677836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280" calcext:value-type="float">
            <text:p>136280</text:p>
          </table:table-cell>
          <table:table-cell office:value-type="string" calcext:value-type="string">
            <text:p><text:a xlink:href="https://rose-lily-field.tumblr.com/post/654418784449347584" xlink:type="simple">https://rose-lily-field.tumblr.com/post/65441878444934758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string" calcext:value-type="string">
            <text:p><text:a xlink:href="https://rose-lily-field.tumblr.com/post/661591798647586816" xlink:type="simple">https://rose-lily-field.tumblr.com/post/66159179864758681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742" calcext:value-type="float">
            <text:p>177742</text:p>
          </table:table-cell>
          <table:table-cell office:value-type="string" calcext:value-type="string">
            <text:p><text:a xlink:href="https://rose-lily-field.tumblr.com/post/696332293711790080" xlink:type="simple">https://rose-lily-field.tumblr.com/post/69633229371179008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939" calcext:value-type="float">
            <text:p>201939</text:p>
          </table:table-cell>
          <table:table-cell office:value-type="string" calcext:value-type="string">
            <text:p><text:a xlink:href="https://rose-lily-field.tumblr.com/post/652039567240757248" xlink:type="simple">https://rose-lily-field.tumblr.com/post/65203956724075724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037" calcext:value-type="float">
            <text:p>85037</text:p>
          </table:table-cell>
          <table:table-cell office:value-type="string" calcext:value-type="string">
            <text:p><text:a xlink:href="https://rose-lily-field.tumblr.com/post/650349823270256640/tea-party-date-in-the-garden-with-cute-pink" xlink:type="simple">https://rose-lily-field.tumblr.com/post/650349823270256640/tea-party-date-in-the-garden-with-cute-pink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476" calcext:value-type="float">
            <text:p>69476</text:p>
          </table:table-cell>
          <table:table-cell office:value-type="string" calcext:value-type="string">
            <text:p><text:a xlink:href="https://rose-lily-field.tumblr.com/post/668063271352516608" xlink:type="simple">https://rose-lily-field.tumblr.com/post/668063271352516608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<text:a xlink:href="https://rose-lily-field.tumblr.com/post/651882161048305665" xlink:type="simple">https://rose-lily-field.tumblr.com/post/651882161048305665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084" calcext:value-type="float">
            <text:p>169084</text:p>
          </table:table-cell>
          <table:table-cell office:value-type="string" calcext:value-type="string">
            <text:p><text:a xlink:href="https://rose-lily-field.tumblr.com/post/660666038524968960" xlink:type="simple">https://rose-lily-field.tumblr.com/post/66066603852496896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927" calcext:value-type="float">
            <text:p>160927</text:p>
          </table:table-cell>
          <table:table-cell office:value-type="string" calcext:value-type="string">
            <text:p><text:a xlink:href="https://rose-lily-field.tumblr.com/post/677895049676193792" xlink:type="simple">https://rose-lily-field.tumblr.com/post/67789504967619379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string" calcext:value-type="string">
            <text:p><text:a xlink:href="https://rose-lily-field.tumblr.com/post/658314552417615872" xlink:type="simple">https://rose-lily-field.tumblr.com/post/65831455241761587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252" calcext:value-type="float">
            <text:p>155252</text:p>
          </table:table-cell>
          <table:table-cell office:value-type="string" calcext:value-type="string">
            <text:p><text:a xlink:href="https://rose-lily-field.tumblr.com/post/667114019603267584" xlink:type="simple">https://rose-lily-field.tumblr.com/post/66711401960326758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141" calcext:value-type="float">
            <text:p>82141</text:p>
          </table:table-cell>
          <table:table-cell office:value-type="string" calcext:value-type="string">
            <text:p><text:a xlink:href="https://rose-lily-field.tumblr.com/post/658586327851401216" xlink:type="simple">https://rose-lily-field.tumblr.com/post/65858632785140121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399" calcext:value-type="float">
            <text:p>137399</text:p>
          </table:table-cell>
          <table:table-cell office:value-type="string" calcext:value-type="string">
            <text:p><text:a xlink:href="https://rose-lily-field.tumblr.com/post/652228703958564864" xlink:type="simple">https://rose-lily-field.tumblr.com/post/65222870395856486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a xlink:href="https://rose-lily-field.tumblr.com/post/651090438910017536" xlink:type="simple">https://rose-lily-field.tumblr.com/post/65109043891001753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749" calcext:value-type="float">
            <text:p>114749</text:p>
          </table:table-cell>
          <table:table-cell office:value-type="string" calcext:value-type="string">
            <text:p><text:a xlink:href="https://rose-lily-field.tumblr.com/post/649467614825005056" xlink:type="simple">https://rose-lily-field.tumblr.com/post/64946761482500505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string" calcext:value-type="string">
            <text:p><text:a xlink:href="https://rose-lily-field.tumblr.com/post/657711840390938624" xlink:type="simple">https://rose-lily-field.tumblr.com/post/65771184039093862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885" calcext:value-type="float">
            <text:p>150885</text:p>
          </table:table-cell>
          <table:table-cell office:value-type="string" calcext:value-type="string">
            <text:p><text:a xlink:href="https://rose-lily-field.tumblr.com/post/667378007572348928" xlink:type="simple">https://rose-lily-field.tumblr.com/post/66737800757234892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221" calcext:value-type="float">
            <text:p>169221</text:p>
          </table:table-cell>
          <table:table-cell office:value-type="string" calcext:value-type="string">
            <text:p><text:a xlink:href="https://rose-lily-field.tumblr.com/post/659425377064747008" xlink:type="simple">https://rose-lily-field.tumblr.com/post/65942537706474700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229" calcext:value-type="float">
            <text:p>167229</text:p>
          </table:table-cell>
          <table:table-cell office:value-type="string" calcext:value-type="string">
            <text:p><text:a xlink:href="https://rose-lily-field.tumblr.com/post/650019600527933441/there-will-be-a-new-baby-in-the-family-soon-later" xlink:type="simple">https://rose-lily-field.tumblr.com/post/650019600527933441/there-will-be-a-new-baby-in-the-family-soon-later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667" calcext:value-type="float">
            <text:p>194667</text:p>
          </table:table-cell>
          <table:table-cell office:value-type="string" calcext:value-type="string">
            <text:p><text:a xlink:href="https://rose-lily-field.tumblr.com/post/659137730010300416" xlink:type="simple">https://rose-lily-field.tumblr.com/post/65913773001030041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163" calcext:value-type="float">
            <text:p>130163</text:p>
          </table:table-cell>
          <table:table-cell office:value-type="string" calcext:value-type="string">
            <text:p><text:a xlink:href="https://rose-lily-field.tumblr.com/post/670533049170132992" xlink:type="simple">https://rose-lily-field.tumblr.com/post/67053304917013299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321" calcext:value-type="float">
            <text:p>75321</text:p>
          </table:table-cell>
          <table:table-cell office:value-type="string" calcext:value-type="string">
            <text:p><text:a xlink:href="https://rose-lily-field.tumblr.com/post/661008680650686464" xlink:type="simple">https://rose-lily-field.tumblr.com/post/66100868065068646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<text:a xlink:href="https://rose-lily-field.tumblr.com/post/651007656526544896" xlink:type="simple">https://rose-lily-field.tumblr.com/post/6510076565265448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352" calcext:value-type="float">
            <text:p>183352</text:p>
          </table:table-cell>
          <table:table-cell office:value-type="string" calcext:value-type="string">
            <text:p><text:a xlink:href="https://rose-lily-field.tumblr.com/post/653225253641781248" xlink:type="simple">https://rose-lily-field.tumblr.com/post/65322525364178124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407" calcext:value-type="float">
            <text:p>197407</text:p>
          </table:table-cell>
          <table:table-cell office:value-type="string" calcext:value-type="string">
            <text:p><text:a xlink:href="https://rose-lily-field.tumblr.com/post/651527582632771584" xlink:type="simple">https://rose-lily-field.tumblr.com/post/65152758263277158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03" calcext:value-type="float">
            <text:p>67603</text:p>
          </table:table-cell>
          <table:table-cell office:value-type="string" calcext:value-type="string">
            <text:p><text:a xlink:href="https://rose-lily-field.tumblr.com/post/651551240918024192" xlink:type="simple">https://rose-lily-field.tumblr.com/post/65155124091802419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<text:a xlink:href="https://rose-lily-field.tumblr.com/post/653950048546193408/i-really-love-old-houses-no-matter-how-worn-down" xlink:type="simple">https://rose-lily-field.tumblr.com/post/653950048546193408/i-really-love-old-houses-no-matter-how-worn-down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string" calcext:value-type="string">
            <text:p><text:a xlink:href="https://rose-lily-field.tumblr.com/post/650826472778596352/i-hope-one-day-to-have-a-pantry-filled-like-this" xlink:type="simple">https://rose-lily-field.tumblr.com/post/650826472778596352/i-hope-one-day-to-have-a-pantry-filled-like-this</text:a>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<text:a xlink:href="https://rose-lily-field.tumblr.com/post/648916150607052800" xlink:type="simple">https://rose-lily-field.tumblr.com/post/64891615060705280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166" calcext:value-type="float">
            <text:p>114166</text:p>
          </table:table-cell>
          <table:table-cell office:value-type="string" calcext:value-type="string">
            <text:p><text:a xlink:href="https://rose-lily-field.tumblr.com/post/658164820454096896" xlink:type="simple">https://rose-lily-field.tumblr.com/post/6581648204540968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475" calcext:value-type="float">
            <text:p>92475</text:p>
          </table:table-cell>
          <table:table-cell office:value-type="string" calcext:value-type="string">
            <text:p><text:a xlink:href="https://rose-lily-field.tumblr.com/post/657605498244366336" xlink:type="simple">https://rose-lily-field.tumblr.com/post/65760549824436633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704" calcext:value-type="float">
            <text:p>170704</text:p>
          </table:table-cell>
          <table:table-cell office:value-type="string" calcext:value-type="string">
            <text:p><text:a xlink:href="https://rose-lily-field.tumblr.com/post/651165188050026496" xlink:type="simple">https://rose-lily-field.tumblr.com/post/6511651880500264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972" calcext:value-type="float">
            <text:p>90972</text:p>
          </table:table-cell>
          <table:table-cell office:value-type="string" calcext:value-type="string">
            <text:p><text:a xlink:href="https://rose-lily-field.tumblr.com/post/651661450928144384" xlink:type="simple">https://rose-lily-field.tumblr.com/post/65166145092814438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<text:a xlink:href="https://rose-lily-field.tumblr.com/post/651082514338906112" xlink:type="simple">https://rose-lily-field.tumblr.com/post/6510825143389061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846" calcext:value-type="float">
            <text:p>108846</text:p>
          </table:table-cell>
          <table:table-cell office:value-type="string" calcext:value-type="string">
            <text:p><text:a xlink:href="https://rose-lily-field.tumblr.com/post/668713240038195200" xlink:type="simple">https://rose-lily-field.tumblr.com/post/66871324003819520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641" calcext:value-type="float">
            <text:p>77641</text:p>
          </table:table-cell>
          <table:table-cell office:value-type="string" calcext:value-type="string">
            <text:p><text:a xlink:href="https://rose-lily-field.tumblr.com/post/651815231964823552/spiky-yet-somewhat-soft" xlink:type="simple">https://rose-lily-field.tumblr.com/post/651815231964823552/spiky-yet-somewhat-soft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188" calcext:value-type="float">
            <text:p>78188</text:p>
          </table:table-cell>
          <table:table-cell office:value-type="string" calcext:value-type="string">
            <text:p><text:a xlink:href="https://rose-lily-field.tumblr.com/post/659484528302227456/a-fathers-love-is-so-important-for-a-child-to" xlink:type="simple">https://rose-lily-field.tumblr.com/post/659484528302227456/a-fathers-love-is-so-important-for-a-child-to</text:a>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76" calcext:value-type="float">
            <text:p>33076</text:p>
          </table:table-cell>
          <table:table-cell office:value-type="string" calcext:value-type="string">
            <text:p><text:a xlink:href="https://rose-lily-field.tumblr.com/post/650168635957067776" xlink:type="simple">https://rose-lily-field.tumblr.com/post/65016863595706777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04" calcext:value-type="float">
            <text:p>53704</text:p>
          </table:table-cell>
          <table:table-cell office:value-type="string" calcext:value-type="string">
            <text:p><text:a xlink:href="https://rose-lily-field.tumblr.com/post/649648706128347136" xlink:type="simple">https://rose-lily-field.tumblr.com/post/64964870612834713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194" calcext:value-type="float">
            <text:p>78194</text:p>
          </table:table-cell>
          <table:table-cell office:value-type="string" calcext:value-type="string">
            <text:p><text:a xlink:href="https://rose-lily-field.tumblr.com/post/659476466311004160" xlink:type="simple">https://rose-lily-field.tumblr.com/post/65947646631100416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string" calcext:value-type="string">
            <text:p><text:a xlink:href="https://rose-lily-field.tumblr.com/post/649857455861399553" xlink:type="simple">https://rose-lily-field.tumblr.com/post/649857455861399553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390" calcext:value-type="float">
            <text:p>126390</text:p>
          </table:table-cell>
          <table:table-cell office:value-type="string" calcext:value-type="string">
            <text:p><text:a xlink:href="https://rose-lily-field.tumblr.com/post/659657642349920256" xlink:type="simple">https://rose-lily-field.tumblr.com/post/65965764234992025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637" calcext:value-type="float">
            <text:p>159637</text:p>
          </table:table-cell>
          <table:table-cell office:value-type="string" calcext:value-type="string">
            <text:p><text:a xlink:href="https://rose-lily-field.tumblr.com/post/651362247144325120/a-whole-world-in-a-pendant" xlink:type="simple">https://rose-lily-field.tumblr.com/post/651362247144325120/a-whole-world-in-a-pendant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742" calcext:value-type="float">
            <text:p>198742</text:p>
          </table:table-cell>
          <table:table-cell office:value-type="string" calcext:value-type="string">
            <text:p><text:a xlink:href="https://rose-lily-field.tumblr.com/post/649081598844796928/swinging-in-a-field-as-the-warm-summer-breeze" xlink:type="simple">https://rose-lily-field.tumblr.com/post/649081598844796928/swinging-in-a-field-as-the-warm-summer-breeze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014" calcext:value-type="float">
            <text:p>153014</text:p>
          </table:table-cell>
          <table:table-cell office:value-type="string" calcext:value-type="string">
            <text:p><text:a xlink:href="https://rose-lily-field.tumblr.com/post/656238628776869888" xlink:type="simple">https://rose-lily-field.tumblr.com/post/65623862877686988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<text:a xlink:href="https://rose-lily-field.tumblr.com/post/676378686443880448" xlink:type="simple">https://rose-lily-field.tumblr.com/post/67637868644388044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874" calcext:value-type="float">
            <text:p>118874</text:p>
          </table:table-cell>
          <table:table-cell office:value-type="string" calcext:value-type="string">
            <text:p><text:a xlink:href="https://rose-lily-field.tumblr.com/post/657251067777761281" xlink:type="simple">https://rose-lily-field.tumblr.com/post/657251067777761281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58" calcext:value-type="float">
            <text:p>48958</text:p>
          </table:table-cell>
          <table:table-cell office:value-type="string" calcext:value-type="string">
            <text:p><text:a xlink:href="https://rose-lily-field.tumblr.com/post/670269179949137920" xlink:type="simple">https://rose-lily-field.tumblr.com/post/670269179949137920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string" calcext:value-type="string">
            <text:p><text:a xlink:href="https://rose-lily-field.tumblr.com/post/679033432362369024" xlink:type="simple">https://rose-lily-field.tumblr.com/post/67903343236236902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865" calcext:value-type="float">
            <text:p>37865</text:p>
          </table:table-cell>
          <table:table-cell office:value-type="string" calcext:value-type="string">
            <text:p><text:a xlink:href="https://rose-lily-field.tumblr.com/post/720264372390346752" xlink:type="simple">https://rose-lily-field.tumblr.com/post/72026437239034675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822" calcext:value-type="float">
            <text:p>138822</text:p>
          </table:table-cell>
          <table:table-cell office:value-type="string" calcext:value-type="string">
            <text:p><text:a xlink:href="https://rose-lily-field.tumblr.com/post/654395117739835392" xlink:type="simple">https://rose-lily-field.tumblr.com/post/65439511773983539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860" calcext:value-type="float">
            <text:p>149860</text:p>
          </table:table-cell>
          <table:table-cell office:value-type="string" calcext:value-type="string">
            <text:p><text:a xlink:href="https://rose-lily-field.tumblr.com/post/654895543560110080" xlink:type="simple">https://rose-lily-field.tumblr.com/post/65489554356011008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477" calcext:value-type="float">
            <text:p>204477</text:p>
          </table:table-cell>
          <table:table-cell office:value-type="string" calcext:value-type="string">
            <text:p><text:a xlink:href="https://rose-lily-field.tumblr.com/post/694639906737258496" xlink:type="simple">https://rose-lily-field.tumblr.com/post/69463990673725849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474" calcext:value-type="float">
            <text:p>112474</text:p>
          </table:table-cell>
          <table:table-cell office:value-type="string" calcext:value-type="string">
            <text:p><text:a xlink:href="https://rose-lily-field.tumblr.com/post/667913656027234304" xlink:type="simple">https://rose-lily-field.tumblr.com/post/66791365602723430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554" calcext:value-type="float">
            <text:p>204554</text:p>
          </table:table-cell>
          <table:table-cell office:value-type="string" calcext:value-type="string">
            <text:p><text:a xlink:href="https://rose-lily-field.tumblr.com/post/670218014532190208" xlink:type="simple">https://rose-lily-field.tumblr.com/post/67021801453219020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796" calcext:value-type="float">
            <text:p>89796</text:p>
          </table:table-cell>
          <table:table-cell office:value-type="string" calcext:value-type="string">
            <text:p><text:a xlink:href="https://rose-lily-field.tumblr.com/post/652855085858209792" xlink:type="simple">https://rose-lily-field.tumblr.com/post/65285508585820979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899" calcext:value-type="float">
            <text:p>197899</text:p>
          </table:table-cell>
          <table:table-cell office:value-type="string" calcext:value-type="string">
            <text:p><text:a xlink:href="https://rose-lily-field.tumblr.com/post/658909223289225216" xlink:type="simple">https://rose-lily-field.tumblr.com/post/658909223289225216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800" calcext:value-type="float">
            <text:p>203800</text:p>
          </table:table-cell>
          <table:table-cell office:value-type="string" calcext:value-type="string">
            <text:p><text:a xlink:href="https://rose-lily-field.tumblr.com/post/651716696721211392/theres-a-squirrel-forest-near-me-where-they" xlink:type="simple">https://rose-lily-field.tumblr.com/post/651716696721211392/theres-a-squirrel-forest-near-me-where-they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814" calcext:value-type="float">
            <text:p>165814</text:p>
          </table:table-cell>
          <table:table-cell office:value-type="string" calcext:value-type="string">
            <text:p><text:a xlink:href="https://rose-lily-field.tumblr.com/post/664549916284190720" xlink:type="simple">https://rose-lily-field.tumblr.com/post/664549916284190720</text:a>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86" calcext:value-type="float">
            <text:p>18886</text:p>
          </table:table-cell>
          <table:table-cell office:value-type="string" calcext:value-type="string">
            <text:p><text:a xlink:href="https://rose-lily-field.tumblr.com/post/668118512239296512" xlink:type="simple">https://rose-lily-field.tumblr.com/post/6681185122392965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420" calcext:value-type="float">
            <text:p>93420</text:p>
          </table:table-cell>
          <table:table-cell office:value-type="string" calcext:value-type="string">
            <text:p><text:a xlink:href="https://rose-lily-field.tumblr.com/post/670481964747423744" xlink:type="simple">https://rose-lily-field.tumblr.com/post/6704819647474237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769" calcext:value-type="float">
            <text:p>81769</text:p>
          </table:table-cell>
          <table:table-cell office:value-type="string" calcext:value-type="string">
            <text:p><text:a xlink:href="https://rose-lily-field.tumblr.com/post/651897896950775808/calendula" xlink:type="simple">https://rose-lily-field.tumblr.com/post/651897896950775808/calendula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703" calcext:value-type="float">
            <text:p>55703</text:p>
          </table:table-cell>
          <table:table-cell office:value-type="string" calcext:value-type="string">
            <text:p><text:a xlink:href="https://rose-lily-field.tumblr.com/post/649896837146427392" xlink:type="simple">https://rose-lily-field.tumblr.com/post/64989683714642739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043" calcext:value-type="float">
            <text:p>101043</text:p>
          </table:table-cell>
          <table:table-cell office:value-type="string" calcext:value-type="string">
            <text:p><text:a xlink:href="https://rose-lily-field.tumblr.com/post/665471722572709888" xlink:type="simple">https://rose-lily-field.tumblr.com/post/66547172257270988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866" calcext:value-type="float">
            <text:p>66866</text:p>
          </table:table-cell>
          <table:table-cell office:value-type="string" calcext:value-type="string">
            <text:p><text:a xlink:href="https://rose-lily-field.tumblr.com/post/694034656178372608" xlink:type="simple">https://rose-lily-field.tumblr.com/post/69403465617837260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866" calcext:value-type="float">
            <text:p>36866</text:p>
          </table:table-cell>
          <table:table-cell office:value-type="string" calcext:value-type="string">
            <text:p><text:a xlink:href="https://rose-lily-field.tumblr.com/post/649601376938262528" xlink:type="simple">https://rose-lily-field.tumblr.com/post/64960137693826252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935" calcext:value-type="float">
            <text:p>136935</text:p>
          </table:table-cell>
          <table:table-cell office:value-type="string" calcext:value-type="string">
            <text:p><text:a xlink:href="https://rose-lily-field.tumblr.com/post/653044082338414592/the-alps" xlink:type="simple">https://rose-lily-field.tumblr.com/post/653044082338414592/the-alps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266" calcext:value-type="float">
            <text:p>67266</text:p>
          </table:table-cell>
          <table:table-cell office:value-type="string" calcext:value-type="string">
            <text:p><text:a xlink:href="https://rose-lily-field.tumblr.com/post/655580803257008128" xlink:type="simple">https://rose-lily-field.tumblr.com/post/65558080325700812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<text:a xlink:href="https://rose-lily-field.tumblr.com/post/641153219358228480/when-walking-down-the-street-everyone-seems-to" xlink:type="simple">https://rose-lily-field.tumblr.com/post/641153219358228480/when-walking-down-the-street-everyone-seems-to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988" calcext:value-type="float">
            <text:p>102988</text:p>
          </table:table-cell>
          <table:table-cell office:value-type="string" calcext:value-type="string">
            <text:p><text:a xlink:href="https://rose-lily-field.tumblr.com/post/653859449894846464" xlink:type="simple">https://rose-lily-field.tumblr.com/post/65385944989484646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074" calcext:value-type="float">
            <text:p>164074</text:p>
          </table:table-cell>
          <table:table-cell office:value-type="string" calcext:value-type="string">
            <text:p><text:a xlink:href="https://rose-lily-field.tumblr.com/post/657203611730853888" xlink:type="simple">https://rose-lily-field.tumblr.com/post/657203611730853888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386" calcext:value-type="float">
            <text:p>176386</text:p>
          </table:table-cell>
          <table:table-cell office:value-type="string" calcext:value-type="string">
            <text:p><text:a xlink:href="https://rose-lily-field.tumblr.com/post/684051878711050240" xlink:type="simple">https://rose-lily-field.tumblr.com/post/68405187871105024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396" calcext:value-type="float">
            <text:p>111396</text:p>
          </table:table-cell>
          <table:table-cell office:value-type="string" calcext:value-type="string">
            <text:p><text:a xlink:href="https://rose-lily-field.tumblr.com/post/651050946057633793" xlink:type="simple">https://rose-lily-field.tumblr.com/post/651050946057633793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726" calcext:value-type="float">
            <text:p>143726</text:p>
          </table:table-cell>
          <table:table-cell office:value-type="string" calcext:value-type="string">
            <text:p><text:a xlink:href="https://rose-lily-field.tumblr.com/post/660488890836287488" xlink:type="simple">https://rose-lily-field.tumblr.com/post/66048889083628748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403" calcext:value-type="float">
            <text:p>67403</text:p>
          </table:table-cell>
          <table:table-cell office:value-type="string" calcext:value-type="string">
            <text:p><text:a xlink:href="https://rose-lily-field.tumblr.com/post/652819600621322240" xlink:type="simple">https://rose-lily-field.tumblr.com/post/65281960062132224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<text:a xlink:href="https://rose-lily-field.tumblr.com/post/662194383028895744" xlink:type="simple">https://rose-lily-field.tumblr.com/post/66219438302889574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069" calcext:value-type="float">
            <text:p>188069</text:p>
          </table:table-cell>
          <table:table-cell office:value-type="string" calcext:value-type="string">
            <text:p><text:a xlink:href="https://rose-lily-field.tumblr.com/post/641301823066619904/i-have-a-locket-like-this-one-it-has-photos-of" xlink:type="simple">https://rose-lily-field.tumblr.com/post/641301823066619904/i-have-a-locket-like-this-one-it-has-photos-of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222" calcext:value-type="float">
            <text:p>97222</text:p>
          </table:table-cell>
          <table:table-cell office:value-type="string" calcext:value-type="string">
            <text:p><text:a xlink:href="https://rose-lily-field.tumblr.com/post/648452058972897280" xlink:type="simple">https://rose-lily-field.tumblr.com/post/64845205897289728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94" calcext:value-type="float">
            <text:p>47994</text:p>
          </table:table-cell>
          <table:table-cell office:value-type="string" calcext:value-type="string">
            <text:p><text:a xlink:href="https://rose-lily-field.tumblr.com/post/653134674394218496" xlink:type="simple">https://rose-lily-field.tumblr.com/post/65313467439421849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274" calcext:value-type="float">
            <text:p>102274</text:p>
          </table:table-cell>
          <table:table-cell office:value-type="string" calcext:value-type="string">
            <text:p><text:a xlink:href="https://rose-lily-field.tumblr.com/post/661780930674016256" xlink:type="simple">https://rose-lily-field.tumblr.com/post/66178093067401625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680" calcext:value-type="float">
            <text:p>127680</text:p>
          </table:table-cell>
          <table:table-cell office:value-type="string" calcext:value-type="string">
            <text:p><text:a xlink:href="https://rose-lily-field.tumblr.com/post/655084529086840832" xlink:type="simple">https://rose-lily-field.tumblr.com/post/6550845290868408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967" calcext:value-type="float">
            <text:p>82967</text:p>
          </table:table-cell>
          <table:table-cell office:value-type="string" calcext:value-type="string">
            <text:p><text:a xlink:href="https://rose-lily-field.tumblr.com/post/654600080103522304" xlink:type="simple">https://rose-lily-field.tumblr.com/post/65460008010352230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700" calcext:value-type="float">
            <text:p>196700</text:p>
          </table:table-cell>
          <table:table-cell office:value-type="string" calcext:value-type="string">
            <text:p><text:a xlink:href="https://rose-lily-field.tumblr.com/post/652985078221291520/me-and-my-fiance-have-been-thinking-of-adopting" xlink:type="simple">https://rose-lily-field.tumblr.com/post/652985078221291520/me-and-my-fiance-have-been-thinking-of-adopting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37" calcext:value-type="float">
            <text:p>49437</text:p>
          </table:table-cell>
          <table:table-cell office:value-type="string" calcext:value-type="string">
            <text:p><text:a xlink:href="https://rose-lily-field.tumblr.com/post/649313884593864704" xlink:type="simple">https://rose-lily-field.tumblr.com/post/64931388459386470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800" calcext:value-type="float">
            <text:p>150800</text:p>
          </table:table-cell>
          <table:table-cell office:value-type="string" calcext:value-type="string">
            <text:p><text:a xlink:href="https://rose-lily-field.tumblr.com/post/659854608926162944" xlink:type="simple">https://rose-lily-field.tumblr.com/post/6598546089261629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226" calcext:value-type="float">
            <text:p>121226</text:p>
          </table:table-cell>
          <table:table-cell office:value-type="string" calcext:value-type="string">
            <text:p><text:a xlink:href="https://rose-lily-field.tumblr.com/post/654288780382142464" xlink:type="simple">https://rose-lily-field.tumblr.com/post/65428878038214246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421" calcext:value-type="float">
            <text:p>178421</text:p>
          </table:table-cell>
          <table:table-cell office:value-type="string" calcext:value-type="string">
            <text:p><text:a xlink:href="https://rose-lily-field.tumblr.com/post/665948343272423424" xlink:type="simple">https://rose-lily-field.tumblr.com/post/66594834327242342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054" calcext:value-type="float">
            <text:p>24054</text:p>
          </table:table-cell>
          <table:table-cell office:value-type="string" calcext:value-type="string">
            <text:p><text:a xlink:href="https://rose-lily-field.tumblr.com/post/694487643503853568" xlink:type="simple">https://rose-lily-field.tumblr.com/post/69448764350385356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772" calcext:value-type="float">
            <text:p>61772</text:p>
          </table:table-cell>
          <table:table-cell office:value-type="string" calcext:value-type="string">
            <text:p><text:a xlink:href="https://rose-lily-field.tumblr.com/post/659212575313117184" xlink:type="simple">https://rose-lily-field.tumblr.com/post/659212575313117184</text:a>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123" calcext:value-type="float">
            <text:p>162123</text:p>
          </table:table-cell>
          <table:table-cell office:value-type="string" calcext:value-type="string">
            <text:p><text:a xlink:href="https://rose-lily-field.tumblr.com/post/666932823053172736" xlink:type="simple">https://rose-lily-field.tumblr.com/post/666932823053172736</text:a>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069" calcext:value-type="float">
            <text:p>85069</text:p>
          </table:table-cell>
          <table:table-cell office:value-type="string" calcext:value-type="string">
            <text:p><text:a xlink:href="https://rose-lily-field.tumblr.com/post/657770960893689856" xlink:type="simple">https://rose-lily-field.tumblr.com/post/65777096089368985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642" calcext:value-type="float">
            <text:p>164642</text:p>
          </table:table-cell>
          <table:table-cell office:value-type="string" calcext:value-type="string">
            <text:p><text:a xlink:href="https://rose-lily-field.tumblr.com/post/648923942603620352" xlink:type="simple">https://rose-lily-field.tumblr.com/post/64892394260362035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862" calcext:value-type="float">
            <text:p>190862</text:p>
          </table:table-cell>
          <table:table-cell office:value-type="string" calcext:value-type="string">
            <text:p><text:a xlink:href="https://rose-lily-field.tumblr.com/post/648452058972897280" xlink:type="simple">https://rose-lily-field.tumblr.com/post/64845205897289728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333" calcext:value-type="float">
            <text:p>94333</text:p>
          </table:table-cell>
          <table:table-cell office:value-type="string" calcext:value-type="string">
            <text:p><text:a xlink:href="https://rose-lily-field.tumblr.com/post/655884172540428288" xlink:type="simple">https://rose-lily-field.tumblr.com/post/65588417254042828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193" calcext:value-type="float">
            <text:p>101193</text:p>
          </table:table-cell>
          <table:table-cell office:value-type="string" calcext:value-type="string">
            <text:p><text:a xlink:href="https://rose-lily-field.tumblr.com/post/654879677344874497" xlink:type="simple">https://rose-lily-field.tumblr.com/post/654879677344874497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1254" calcext:value-type="float">
            <text:p>161254</text:p>
          </table:table-cell>
          <table:table-cell office:value-type="string" calcext:value-type="string">
            <text:p><text:a xlink:href="https://rose-lily-field.tumblr.com/post/664597258620239872" xlink:type="simple">https://rose-lily-field.tumblr.com/post/664597258620239872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534" calcext:value-type="float">
            <text:p>135534</text:p>
          </table:table-cell>
          <table:table-cell office:value-type="string" calcext:value-type="string">
            <text:p><text:a xlink:href="https://rose-lily-field.tumblr.com/post/697963049523576832" xlink:type="simple">https://rose-lily-field.tumblr.com/post/697963049523576832</text:a>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815" calcext:value-type="float">
            <text:p>73815</text:p>
          </table:table-cell>
          <table:table-cell office:value-type="string" calcext:value-type="string">
            <text:p><text:a xlink:href="https://rose-lily-field.tumblr.com/post/651535493265342465" xlink:type="simple">https://rose-lily-field.tumblr.com/post/651535493265342465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597" calcext:value-type="float">
            <text:p>76597</text:p>
          </table:table-cell>
          <table:table-cell office:value-type="string" calcext:value-type="string">
            <text:p><text:a xlink:href="https://rose-lily-field.tumblr.com/post/677146750970101760" xlink:type="simple">https://rose-lily-field.tumblr.com/post/677146750970101760</text:a> 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099" calcext:value-type="float">
            <text:p>65099</text:p>
          </table:table-cell>
          <table:table-cell office:value-type="string" calcext:value-type="string">
            <text:p><text:a xlink:href="https://rose-lily-field.tumblr.com/post/641133942869786624/skipping-through-the-meadow-flowers-in-hand" xlink:type="simple">https://rose-lily-field.tumblr.com/post/641133942869786624/skipping-through-the-meadow-flowers-in-hand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2136" calcext:value-type="float">
            <text:p>162136</text:p>
          </table:table-cell>
          <table:table-cell office:value-type="string" calcext:value-type="string">
            <text:p><text:a xlink:href="https://rose-lily-field.tumblr.com/post/666917093753733120" xlink:type="simple">https://rose-lily-field.tumblr.com/post/6669170937537331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769" calcext:value-type="float">
            <text:p>121769</text:p>
          </table:table-cell>
          <table:table-cell office:value-type="string" calcext:value-type="string">
            <text:p><text:a xlink:href="https://rose-lily-field.tumblr.com/post/653292225135017985" xlink:type="simple">https://rose-lily-field.tumblr.com/post/653292225135017985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974" calcext:value-type="float">
            <text:p>41974</text:p>
          </table:table-cell>
          <table:table-cell office:value-type="string" calcext:value-type="string">
            <text:p><text:a xlink:href="https://rose-lily-field.tumblr.com/post/660555695426584576" xlink:type="simple">https://rose-lily-field.tumblr.com/post/66055569542658457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43" calcext:value-type="float">
            <text:p>132043</text:p>
          </table:table-cell>
          <table:table-cell office:value-type="string" calcext:value-type="string">
            <text:p><text:a xlink:href="https://rose-lily-field.tumblr.com/post/651760024446763009/nature-is-our-playground" xlink:type="simple">https://rose-lily-field.tumblr.com/post/651760024446763009/nature-is-our-playground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<text:a xlink:href="https://rose-lily-field.tumblr.com/post/651413333906538496" xlink:type="simple">https://rose-lily-field.tumblr.com/post/651413333906538496</text:a> 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374" calcext:value-type="float">
            <text:p>174374</text:p>
          </table:table-cell>
          <table:table-cell office:value-type="string" calcext:value-type="string">
            <text:p><text:a xlink:href="https://rose-lily-field.tumblr.com/post/659188844149833728" xlink:type="simple">https://rose-lily-field.tumblr.com/post/659188844149833728</text:a> 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<text:a xlink:href="https://rose-lily-field.tumblr.com/post/648644343828299776" xlink:type="simple">https://rose-lily-field.tumblr.com/post/64864434382829977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983" calcext:value-type="float">
            <text:p>144983</text:p>
          </table:table-cell>
          <table:table-cell office:value-type="string" calcext:value-type="string">
            <text:p><text:a xlink:href="https://rose-lily-field.tumblr.com/post/655127810001797120" xlink:type="simple">https://rose-lily-field.tumblr.com/post/6551278100017971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493" calcext:value-type="float">
            <text:p>92493</text:p>
          </table:table-cell>
          <table:table-cell office:value-type="string" calcext:value-type="string">
            <text:p><text:a xlink:href="https://rose-lily-field.tumblr.com/post/653363185314889728" xlink:type="simple">https://rose-lily-field.tumblr.com/post/65336318531488972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066" calcext:value-type="float">
            <text:p>143066</text:p>
          </table:table-cell>
          <table:table-cell office:value-type="string" calcext:value-type="string">
            <text:p><text:a xlink:href="https://rose-lily-field.tumblr.com/post/668268113413980160" xlink:type="simple">https://rose-lily-field.tumblr.com/post/66826811341398016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510" calcext:value-type="float">
            <text:p>203510</text:p>
          </table:table-cell>
          <table:table-cell office:value-type="string" calcext:value-type="string">
            <text:p><text:a xlink:href="https://rose-lily-field.tumblr.com/post/668670026929307648" xlink:type="simple">https://rose-lily-field.tumblr.com/post/66867002692930764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669" calcext:value-type="float">
            <text:p>196669</text:p>
          </table:table-cell>
          <table:table-cell office:value-type="string" calcext:value-type="string">
            <text:p><text:a xlink:href="https://rose-lily-field.tumblr.com/post/654986032270508032" xlink:type="simple">https://rose-lily-field.tumblr.com/post/65498603227050803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243" calcext:value-type="float">
            <text:p>118243</text:p>
          </table:table-cell>
          <table:table-cell office:value-type="string" calcext:value-type="string">
            <text:p><text:a xlink:href="https://rose-lily-field.tumblr.com/post/658231782727155712" xlink:type="simple">https://rose-lily-field.tumblr.com/post/6582317827271557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47" calcext:value-type="float">
            <text:p>95247</text:p>
          </table:table-cell>
          <table:table-cell office:value-type="string" calcext:value-type="string">
            <text:p><text:a xlink:href="https://rose-lily-field.tumblr.com/post/655530974529175552" xlink:type="simple">https://rose-lily-field.tumblr.com/post/65553097452917555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266" calcext:value-type="float">
            <text:p>89266</text:p>
          </table:table-cell>
          <table:table-cell office:value-type="string" calcext:value-type="string">
            <text:p><text:a xlink:href="https://rose-lily-field.tumblr.com/post/676823752068169728" xlink:type="simple">https://rose-lily-field.tumblr.com/post/676823752068169728</text:a>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883" calcext:value-type="float">
            <text:p>64883</text:p>
          </table:table-cell>
          <table:table-cell office:value-type="string" calcext:value-type="string">
            <text:p><text:a xlink:href="https://rose-lily-field.tumblr.com/post/661091391928238080" xlink:type="simple">https://rose-lily-field.tumblr.com/post/661091391928238080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<text:a xlink:href="https://rose-lily-field.tumblr.com/post/648553783171940352" xlink:type="simple">https://rose-lily-field.tumblr.com/post/64855378317194035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261" calcext:value-type="float">
            <text:p>131261</text:p>
          </table:table-cell>
          <table:table-cell office:value-type="string" calcext:value-type="string">
            <text:p><text:a xlink:href="https://rose-lily-field.tumblr.com/post/652425633448722432" xlink:type="simple">https://rose-lily-field.tumblr.com/post/65242563344872243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117" calcext:value-type="float">
            <text:p>183117</text:p>
          </table:table-cell>
          <table:table-cell office:value-type="string" calcext:value-type="string">
            <text:p><text:a xlink:href="https://rose-lily-field.tumblr.com/post/695031219905331200" xlink:type="simple">https://rose-lily-field.tumblr.com/post/69503121990533120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080" calcext:value-type="float">
            <text:p>98080</text:p>
          </table:table-cell>
          <table:table-cell office:value-type="string" calcext:value-type="string">
            <text:p><text:a xlink:href="https://rose-lily-field.tumblr.com/post/652697535572541440" xlink:type="simple">https://rose-lily-field.tumblr.com/post/65269753557254144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579" calcext:value-type="float">
            <text:p>187579</text:p>
          </table:table-cell>
          <table:table-cell office:value-type="string" calcext:value-type="string">
            <text:p><text:a xlink:href="https://rose-lily-field.tumblr.com/post/667543340820086784" xlink:type="simple">https://rose-lily-field.tumblr.com/post/66754334082008678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string" calcext:value-type="string">
            <text:p><text:a xlink:href="https://rose-lily-field.tumblr.com/post/656569445922357248/i-cant-wait-to-have-so-many-wonderful-precious" xlink:type="simple">https://rose-lily-field.tumblr.com/post/656569445922357248/i-cant-wait-to-have-so-many-wonderful-precious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079" calcext:value-type="float">
            <text:p>191079</text:p>
          </table:table-cell>
          <table:table-cell office:value-type="string" calcext:value-type="string">
            <text:p><text:a xlink:href="https://rose-lily-field.tumblr.com/post/660094916446339072" xlink:type="simple">https://rose-lily-field.tumblr.com/post/66009491644633907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string" calcext:value-type="string">
            <text:p><text:a xlink:href="https://rose-lily-field.tumblr.com/post/655809295211003904" xlink:type="simple">https://rose-lily-field.tumblr.com/post/65580929521100390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string" calcext:value-type="string">
            <text:p><text:a xlink:href="https://rose-lily-field.tumblr.com/post/652268222833377280" xlink:type="simple">https://rose-lily-field.tumblr.com/post/65226822283337728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430" calcext:value-type="float">
            <text:p>178430</text:p>
          </table:table-cell>
          <table:table-cell office:value-type="string" calcext:value-type="string">
            <text:p><text:a xlink:href="https://rose-lily-field.tumblr.com/post/665940413911285760" xlink:type="simple">https://rose-lily-field.tumblr.com/post/66594041391128576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489" calcext:value-type="float">
            <text:p>198489</text:p>
          </table:table-cell>
          <table:table-cell office:value-type="string" calcext:value-type="string">
            <text:p><text:a xlink:href="https://rose-lily-field.tumblr.com/post/656404092616376320" xlink:type="simple">https://rose-lily-field.tumblr.com/post/6564040926163763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520" calcext:value-type="float">
            <text:p>204520</text:p>
          </table:table-cell>
          <table:table-cell office:value-type="string" calcext:value-type="string">
            <text:p><text:a xlink:href="https://rose-lily-field.tumblr.com/post/666172700487794688" xlink:type="simple">https://rose-lily-field.tumblr.com/post/66617270048779468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43" calcext:value-type="float">
            <text:p>82243</text:p>
          </table:table-cell>
          <table:table-cell office:value-type="string" calcext:value-type="string">
            <text:p><text:a xlink:href="https://rose-lily-field.tumblr.com/post/652079091062833152" xlink:type="simple">https://rose-lily-field.tumblr.com/post/65207909106283315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004" calcext:value-type="float">
            <text:p>121004</text:p>
          </table:table-cell>
          <table:table-cell office:value-type="string" calcext:value-type="string">
            <text:p><text:a xlink:href="https://rose-lily-field.tumblr.com/post/657983636437663744" xlink:type="simple">https://rose-lily-field.tumblr.com/post/6579836364376637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032" calcext:value-type="float">
            <text:p>55032</text:p>
          </table:table-cell>
          <table:table-cell office:value-type="string" calcext:value-type="string">
            <text:p><text:a xlink:href="https://rose-lily-field.tumblr.com/post/657105209156304896" xlink:type="simple">https://rose-lily-field.tumblr.com/post/657105209156304896</text:a> 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<text:a xlink:href="https://rose-lily-field.tumblr.com/post/656734902319988736" xlink:type="simple">https://rose-lily-field.tumblr.com/post/65673490231998873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957" calcext:value-type="float">
            <text:p>169957</text:p>
          </table:table-cell>
          <table:table-cell office:value-type="string" calcext:value-type="string">
            <text:p><text:a xlink:href="https://rose-lily-field.tumblr.com/post/660520348496822272" xlink:type="simple">https://rose-lily-field.tumblr.com/post/66052034849682227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908" calcext:value-type="float">
            <text:p>97908</text:p>
          </table:table-cell>
          <table:table-cell office:value-type="string" calcext:value-type="string">
            <text:p><text:a xlink:href="https://rose-lily-field.tumblr.com/post/654410947456352256" xlink:type="simple">https://rose-lily-field.tumblr.com/post/65441094745635225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<text:a xlink:href="https://rose-lily-field.tumblr.com/post/656979243421532160" xlink:type="simple">https://rose-lily-field.tumblr.com/post/65697924342153216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094" calcext:value-type="float">
            <text:p>63094</text:p>
          </table:table-cell>
          <table:table-cell office:value-type="string" calcext:value-type="string">
            <text:p><text:a xlink:href="https://rose-lily-field.tumblr.com/post/649912692057014272" xlink:type="simple">https://rose-lily-field.tumblr.com/post/64991269205701427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18" calcext:value-type="float">
            <text:p>45118</text:p>
          </table:table-cell>
          <table:table-cell office:value-type="string" calcext:value-type="string">
            <text:p><text:a xlink:href="https://rose-lily-field.tumblr.com/post/684256860057010176" xlink:type="simple">https://rose-lily-field.tumblr.com/post/68425686005701017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474" calcext:value-type="float">
            <text:p>69474</text:p>
          </table:table-cell>
          <table:table-cell office:value-type="string" calcext:value-type="string">
            <text:p><text:a xlink:href="https://rose-lily-field.tumblr.com/post/668071195761082368" xlink:type="simple">https://rose-lily-field.tumblr.com/post/668071195761082368</text:a> 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088" calcext:value-type="float">
            <text:p>64088</text:p>
          </table:table-cell>
          <table:table-cell office:value-type="string" calcext:value-type="string">
            <text:p><text:a xlink:href="https://rose-lily-field.tumblr.com/post/665349521970216960" xlink:type="simple">https://rose-lily-field.tumblr.com/post/665349521970216960</text:a> 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926" calcext:value-type="float">
            <text:p>102926</text:p>
          </table:table-cell>
          <table:table-cell office:value-type="string" calcext:value-type="string">
            <text:p><text:a xlink:href="https://rose-lily-field.tumblr.com/post/656155958706372609" xlink:type="simple">https://rose-lily-field.tumblr.com/post/656155958706372609</text:a>  </text:p>
          </table:table-cell>
          <table:table-cell office:value-type="string" calcext:value-type="string">
            <text:p><text:s text:c="2"/>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string" calcext:value-type="string">
            <text:p><text:a xlink:href="https://rose-lily-field.tumblr.com/post/648581167747039232" xlink:type="simple">https://rose-lily-field.tumblr.com/post/6485811677470392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375" calcext:value-type="float">
            <text:p>128375</text:p>
          </table:table-cell>
          <table:table-cell office:value-type="string" calcext:value-type="string">
            <text:p><text:a xlink:href="https://rose-lily-field.tumblr.com/post/669611340799836160" xlink:type="simple">https://rose-lily-field.tumblr.com/post/66961134079983616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560" calcext:value-type="float">
            <text:p>137560</text:p>
          </table:table-cell>
          <table:table-cell office:value-type="string" calcext:value-type="string">
            <text:p><text:a xlink:href="https://rose-lily-field.tumblr.com/post/678671040811008000" xlink:type="simple">https://rose-lily-field.tumblr.com/post/67867104081100800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<text:a xlink:href="https://rose-lily-field.tumblr.com/post/664309670061670400" xlink:type="simple">https://rose-lily-field.tumblr.com/post/664309670061670400</text:a>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413" calcext:value-type="float">
            <text:p>75413</text:p>
          </table:table-cell>
          <table:table-cell office:value-type="string" calcext:value-type="string">
            <text:p><text:a xlink:href="https://rose-lily-field.tumblr.com/post/658735939403857920" xlink:type="simple">https://rose-lily-field.tumblr.com/post/6587359394038579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473" calcext:value-type="float">
            <text:p>135473</text:p>
          </table:table-cell>
          <table:table-cell office:value-type="string" calcext:value-type="string">
            <text:p><text:a xlink:href="https://rose-lily-field.tumblr.com/post/651224205972717569" xlink:type="simple">https://rose-lily-field.tumblr.com/post/651224205972717569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133" calcext:value-type="float">
            <text:p>104133</text:p>
          </table:table-cell>
          <table:table-cell office:value-type="string" calcext:value-type="string">
            <text:p><text:a xlink:href="https://rose-lily-field.tumblr.com/post/650735872854179840" xlink:type="simple">https://rose-lily-field.tumblr.com/post/65073587285417984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071" calcext:value-type="float">
            <text:p>166071</text:p>
          </table:table-cell>
          <table:table-cell office:value-type="string" calcext:value-type="string">
            <text:p><text:a xlink:href="https://rose-lily-field.tumblr.com/post/649758930030985216" xlink:type="simple">https://rose-lily-field.tumblr.com/post/649758930030985216</text:a>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766" calcext:value-type="float">
            <text:p>15766</text:p>
          </table:table-cell>
          <table:table-cell office:value-type="string" calcext:value-type="string">
            <text:p><text:a xlink:href="https://rose-lily-field.tumblr.com/post/649361200908582912" xlink:type="simple">https://rose-lily-field.tumblr.com/post/6493612009085829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213" calcext:value-type="float">
            <text:p>187213</text:p>
          </table:table-cell>
          <table:table-cell office:value-type="string" calcext:value-type="string">
            <text:p><text:a xlink:href="https://rose-lily-field.tumblr.com/post/650259233423736832" xlink:type="simple">https://rose-lily-field.tumblr.com/post/6502592334237368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<text:a xlink:href="https://rose-lily-field.tumblr.com/post/675137761665220608" xlink:type="simple">https://rose-lily-field.tumblr.com/post/67513776166522060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967" calcext:value-type="float">
            <text:p>96967</text:p>
          </table:table-cell>
          <table:table-cell office:value-type="string" calcext:value-type="string">
            <text:p><text:a xlink:href="https://rose-lily-field.tumblr.com/post/659976774900383744" xlink:type="simple">https://rose-lily-field.tumblr.com/post/659976774900383744</text:a>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842" calcext:value-type="float">
            <text:p>160842</text:p>
          </table:table-cell>
          <table:table-cell office:value-type="string" calcext:value-type="string">
            <text:p><text:a xlink:href="https://rose-lily-field.tumblr.com/post/653662548246298624" xlink:type="simple">https://rose-lily-field.tumblr.com/post/653662548246298624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339" calcext:value-type="float">
            <text:p>110339</text:p>
          </table:table-cell>
          <table:table-cell office:value-type="string" calcext:value-type="string">
            <text:p><text:a xlink:href="https://rose-lily-field.tumblr.com/post/654525199643983872" xlink:type="simple">https://rose-lily-field.tumblr.com/post/65452519964398387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041" calcext:value-type="float">
            <text:p>34041</text:p>
          </table:table-cell>
          <table:table-cell office:value-type="string" calcext:value-type="string">
            <text:p><text:a xlink:href="https://rose-lily-field.tumblr.com/post/667854653651845120" xlink:type="simple">https://rose-lily-field.tumblr.com/post/667854653651845120</text:a> 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<text:a xlink:href="https://rose-lily-field.tumblr.com/post/697691262616272896" xlink:type="simple">https://rose-lily-field.tumblr.com/post/69769126261627289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156" calcext:value-type="float">
            <text:p>155156</text:p>
          </table:table-cell>
          <table:table-cell office:value-type="string" calcext:value-type="string">
            <text:p><text:a xlink:href="https://rose-lily-field.tumblr.com/post/660876173773012992" xlink:type="simple">https://rose-lily-field.tumblr.com/post/66087617377301299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566" calcext:value-type="float">
            <text:p>82566</text:p>
          </table:table-cell>
          <table:table-cell office:value-type="string" calcext:value-type="string">
            <text:p><text:a xlink:href="https://rose-lily-field.tumblr.com/post/654343994712752128" xlink:type="simple">https://rose-lily-field.tumblr.com/post/65434399471275212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458" calcext:value-type="float">
            <text:p>165458</text:p>
          </table:table-cell>
          <table:table-cell office:value-type="string" calcext:value-type="string">
            <text:p><text:a xlink:href="https://rose-lily-field.tumblr.com/post/669312129888878592" xlink:type="simple">https://rose-lily-field.tumblr.com/post/669312129888878592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381" calcext:value-type="float">
            <text:p>46381</text:p>
          </table:table-cell>
          <table:table-cell office:value-type="string" calcext:value-type="string">
            <text:p><text:a xlink:href="https://rose-lily-field.tumblr.com/post/658026927580430336" xlink:type="simple">https://rose-lily-field.tumblr.com/post/65802692758043033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957" calcext:value-type="float">
            <text:p>79957</text:p>
          </table:table-cell>
          <table:table-cell office:value-type="string" calcext:value-type="string">
            <text:p><text:a xlink:href="https://rose-lily-field.tumblr.com/post/649006742640951296/nightgowns-are-good-for-any-weather" xlink:type="simple">https://rose-lily-field.tumblr.com/post/649006742640951296/nightgowns-are-good-for-any-weather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406" calcext:value-type="float">
            <text:p>75406</text:p>
          </table:table-cell>
          <table:table-cell office:value-type="string" calcext:value-type="string">
            <text:p><text:a xlink:href="https://rose-lily-field.tumblr.com/post/658743764689485824" xlink:type="simple">https://rose-lily-field.tumblr.com/post/65874376468948582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623" calcext:value-type="float">
            <text:p>91623</text:p>
          </table:table-cell>
          <table:table-cell office:value-type="string" calcext:value-type="string">
            <text:p><text:a xlink:href="https://rose-lily-field.tumblr.com/post/654659087370485760" xlink:type="simple">https://rose-lily-field.tumblr.com/post/654659087370485760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703" calcext:value-type="float">
            <text:p>101703</text:p>
          </table:table-cell>
          <table:table-cell office:value-type="string" calcext:value-type="string">
            <text:p><text:a xlink:href="https://rose-lily-field.tumblr.com/post/668425662810537984" xlink:type="simple">https://rose-lily-field.tumblr.com/post/668425662810537984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555" calcext:value-type="float">
            <text:p>47555</text:p>
          </table:table-cell>
          <table:table-cell office:value-type="string" calcext:value-type="string">
            <text:p><text:a xlink:href="https://rose-lily-field.tumblr.com/post/648998781960044544" xlink:type="simple">https://rose-lily-field.tumblr.com/post/6489987819600445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758" calcext:value-type="float">
            <text:p>149758</text:p>
          </table:table-cell>
          <table:table-cell office:value-type="string" calcext:value-type="string">
            <text:p><text:a xlink:href="https://rose-lily-field.tumblr.com/post/654930782495932416" xlink:type="simple">https://rose-lily-field.tumblr.com/post/65493078249593241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string" calcext:value-type="string">
            <text:p><text:a xlink:href="https://rose-lily-field.tumblr.com/post/648778076812099584" xlink:type="simple">https://rose-lily-field.tumblr.com/post/64877807681209958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string" calcext:value-type="string">
            <text:p><text:a xlink:href="https://rose-lily-field.tumblr.com/post/697386753295794176" xlink:type="simple">https://rose-lily-field.tumblr.com/post/697386753295794176</text:a>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945" calcext:value-type="float">
            <text:p>80945</text:p>
          </table:table-cell>
          <table:table-cell office:value-type="string" calcext:value-type="string">
            <text:p><text:a xlink:href="https://rose-lily-field.tumblr.com/post/669575993036603392" xlink:type="simple">https://rose-lily-field.tumblr.com/post/66957599303660339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<text:a xlink:href="https://rose-lily-field.tumblr.com/post/689852742645252096" xlink:type="simple">https://rose-lily-field.tumblr.com/post/68985274264525209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745" calcext:value-type="float">
            <text:p>49745</text:p>
          </table:table-cell>
          <table:table-cell office:value-type="string" calcext:value-type="string">
            <text:p><text:a xlink:href="https://rose-lily-field.tumblr.com/post/697176624454680576" xlink:type="simple">https://rose-lily-field.tumblr.com/post/69717662445468057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<text:a xlink:href="https://rose-lily-field.tumblr.com/post/662359845050171392" xlink:type="simple">https://rose-lily-field.tumblr.com/post/662359845050171392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64" calcext:value-type="float">
            <text:p>84964</text:p>
          </table:table-cell>
          <table:table-cell office:value-type="string" calcext:value-type="string">
            <text:p><text:a xlink:href="https://rose-lily-field.tumblr.com/post/648636416114491392" xlink:type="simple">https://rose-lily-field.tumblr.com/post/64863641611449139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<text:a xlink:href="https://rose-lily-field.tumblr.com/post/656971331171172352" xlink:type="simple">https://rose-lily-field.tumblr.com/post/656971331171172352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string" calcext:value-type="string">
            <text:p><text:a xlink:href="https://rose-lily-field.tumblr.com/post/667846728008056832" xlink:type="simple">https://rose-lily-field.tumblr.com/post/6678467280080568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18" calcext:value-type="float">
            <text:p>151618</text:p>
          </table:table-cell>
          <table:table-cell office:value-type="string" calcext:value-type="string">
            <text:p><text:a xlink:href="https://rose-lily-field.tumblr.com/post/665775078207881216" xlink:type="simple">https://rose-lily-field.tumblr.com/post/665775078207881216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<text:a xlink:href="https://rose-lily-field.tumblr.com/post/696785288012365824" xlink:type="simple">https://rose-lily-field.tumblr.com/post/69678528801236582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957" calcext:value-type="float">
            <text:p>69957</text:p>
          </table:table-cell>
          <table:table-cell office:value-type="string" calcext:value-type="string">
            <text:p><text:a xlink:href="https://rose-lily-field.tumblr.com/post/652658034866307072" xlink:type="simple">https://rose-lily-field.tumblr.com/post/65265803486630707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string" calcext:value-type="string">
            <text:p><text:a xlink:href="https://rose-lily-field.tumblr.com/post/653150415849979904" xlink:type="simple">https://rose-lily-field.tumblr.com/post/65315041584997990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973" calcext:value-type="float">
            <text:p>187973</text:p>
          </table:table-cell>
          <table:table-cell office:value-type="string" calcext:value-type="string">
            <text:p><text:a xlink:href="https://rose-lily-field.tumblr.com/post/652748614096044032" xlink:type="simple">https://rose-lily-field.tumblr.com/post/6527486140960440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547" calcext:value-type="float">
            <text:p>62547</text:p>
          </table:table-cell>
          <table:table-cell office:value-type="string" calcext:value-type="string">
            <text:p><text:a xlink:href="https://rose-lily-field.tumblr.com/post/665266745051873280" xlink:type="simple">https://rose-lily-field.tumblr.com/post/66526674505187328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551" calcext:value-type="float">
            <text:p>198551</text:p>
          </table:table-cell>
          <table:table-cell office:value-type="string" calcext:value-type="string">
            <text:p><text:a xlink:href="https://rose-lily-field.tumblr.com/post/653075654448955392/crooked-houses-are-a-little-scary-but-its-really" xlink:type="simple">https://rose-lily-field.tumblr.com/post/653075654448955392/crooked-houses-are-a-little-scary-but-its-really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013" calcext:value-type="float">
            <text:p>175013</text:p>
          </table:table-cell>
          <table:table-cell office:value-type="string" calcext:value-type="string">
            <text:p><text:a xlink:href="https://rose-lily-field.tumblr.com/post/695879315143917568" xlink:type="simple">https://rose-lily-field.tumblr.com/post/69587931514391756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697" calcext:value-type="float">
            <text:p>152697</text:p>
          </table:table-cell>
          <table:table-cell office:value-type="string" calcext:value-type="string">
            <text:p><text:a xlink:href="https://rose-lily-field.tumblr.com/post/658917161708945408" xlink:type="simple">https://rose-lily-field.tumblr.com/post/658917161708945408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<text:a xlink:href="https://rose-lily-field.tumblr.com/post/650554700188565504" xlink:type="simple">https://rose-lily-field.tumblr.com/post/65055470018856550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481" calcext:value-type="float">
            <text:p>112481</text:p>
          </table:table-cell>
          <table:table-cell office:value-type="string" calcext:value-type="string">
            <text:p><text:a xlink:href="https://rose-lily-field.tumblr.com/post/667905731655352320" xlink:type="simple">https://rose-lily-field.tumblr.com/post/6679057316553523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string" calcext:value-type="string">
            <text:p><text:a xlink:href="https://rose-lily-field.tumblr.com/post/648817599542706176" xlink:type="simple">https://rose-lily-field.tumblr.com/post/64881759954270617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316" calcext:value-type="float">
            <text:p>123316</text:p>
          </table:table-cell>
          <table:table-cell office:value-type="string" calcext:value-type="string">
            <text:p><text:a xlink:href="https://rose-lily-field.tumblr.com/post/650597951531630592" xlink:type="simple">https://rose-lily-field.tumblr.com/post/65059795153163059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106" calcext:value-type="float">
            <text:p>198106</text:p>
          </table:table-cell>
          <table:table-cell office:value-type="string" calcext:value-type="string">
            <text:p><text:a xlink:href="https://rose-lily-field.tumblr.com/post/661552248956076032" xlink:type="simple">https://rose-lily-field.tumblr.com/post/66155224895607603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728" calcext:value-type="float">
            <text:p>44728</text:p>
          </table:table-cell>
          <table:table-cell office:value-type="string" calcext:value-type="string">
            <text:p><text:a xlink:href="https://rose-lily-field.tumblr.com/post/650464201262940161" xlink:type="simple">https://rose-lily-field.tumblr.com/post/650464201262940161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976" calcext:value-type="float">
            <text:p>104976</text:p>
          </table:table-cell>
          <table:table-cell office:value-type="string" calcext:value-type="string">
            <text:p><text:a xlink:href="https://rose-lily-field.tumblr.com/post/664270215163625472" xlink:type="simple">https://rose-lily-field.tumblr.com/post/664270215163625472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295" calcext:value-type="float">
            <text:p>160295</text:p>
          </table:table-cell>
          <table:table-cell office:value-type="string" calcext:value-type="string">
            <text:p><text:a xlink:href="https://rose-lily-field.tumblr.com/post/696919295098322944" xlink:type="simple">https://rose-lily-field.tumblr.com/post/696919295098322944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737" calcext:value-type="float">
            <text:p>173737</text:p>
          </table:table-cell>
          <table:table-cell office:value-type="string" calcext:value-type="string">
            <text:p><text:a xlink:href="https://rose-lily-field.tumblr.com/post/650267155171065856" xlink:type="simple">https://rose-lily-field.tumblr.com/post/650267155171065856</text:a>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<text:a xlink:href="https://rose-lily-field.tumblr.com/post/660818300401549312" xlink:type="simple">https://rose-lily-field.tumblr.com/post/66081830040154931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392" calcext:value-type="float">
            <text:p>111392</text:p>
          </table:table-cell>
          <table:table-cell office:value-type="string" calcext:value-type="string">
            <text:p><text:a xlink:href="https://rose-lily-field.tumblr.com/post/651058856932392960" xlink:type="simple">https://rose-lily-field.tumblr.com/post/65105885693239296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287" calcext:value-type="float">
            <text:p>92287</text:p>
          </table:table-cell>
          <table:table-cell office:value-type="string" calcext:value-type="string">
            <text:p><text:a xlink:href="https://rose-lily-field.tumblr.com/post/657325793944403968" xlink:type="simple">https://rose-lily-field.tumblr.com/post/657325793944403968</text:a> 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string" calcext:value-type="string">
            <text:p><text:a xlink:href="https://rose-lily-field.tumblr.com/post/656305587821428736" xlink:type="simple">https://rose-lily-field.tumblr.com/post/65630558782142873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341" calcext:value-type="float">
            <text:p>183341</text:p>
          </table:table-cell>
          <table:table-cell office:value-type="string" calcext:value-type="string">
            <text:p><text:a xlink:href="https://rose-lily-field.tumblr.com/post/653241011079888896" xlink:type="simple">https://rose-lily-field.tumblr.com/post/65324101107988889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431" calcext:value-type="float">
            <text:p>177431</text:p>
          </table:table-cell>
          <table:table-cell office:value-type="string" calcext:value-type="string">
            <text:p><text:a xlink:href="https://rose-lily-field.tumblr.com/post/660067368238727168" xlink:type="simple">https://rose-lily-field.tumblr.com/post/66006736823872716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516" calcext:value-type="float">
            <text:p>192516</text:p>
          </table:table-cell>
          <table:table-cell office:value-type="string" calcext:value-type="string">
            <text:p><text:a xlink:href="https://rose-lily-field.tumblr.com/post/654698478272954368" xlink:type="simple">https://rose-lily-field.tumblr.com/post/654698478272954368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819" calcext:value-type="float">
            <text:p>110819</text:p>
          </table:table-cell>
          <table:table-cell office:value-type="string" calcext:value-type="string">
            <text:p><text:a xlink:href="https://rose-lily-field.tumblr.com/post/651240072035942400" xlink:type="simple">https://rose-lily-field.tumblr.com/post/651240072035942400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033" calcext:value-type="float">
            <text:p>108033</text:p>
          </table:table-cell>
          <table:table-cell office:value-type="string" calcext:value-type="string">
            <text:p><text:a xlink:href="https://rose-lily-field.tumblr.com/post/648900254962466816" xlink:type="simple">https://rose-lily-field.tumblr.com/post/648900254962466816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183" calcext:value-type="float">
            <text:p>79183</text:p>
          </table:table-cell>
          <table:table-cell office:value-type="string" calcext:value-type="string">
            <text:p><text:a xlink:href="https://rose-lily-field.tumblr.com/post/653564016307961856" xlink:type="simple">https://rose-lily-field.tumblr.com/post/6535640163079618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413" calcext:value-type="float">
            <text:p>197413</text:p>
          </table:table-cell>
          <table:table-cell office:value-type="string" calcext:value-type="string">
            <text:p><text:a xlink:href="https://rose-lily-field.tumblr.com/post/651519676257632256" xlink:type="simple">https://rose-lily-field.tumblr.com/post/651519676257632256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751" calcext:value-type="float">
            <text:p>83751</text:p>
          </table:table-cell>
          <table:table-cell office:value-type="string" calcext:value-type="string">
            <text:p><text:a xlink:href="https://rose-lily-field.tumblr.com/post/652764358372360192" xlink:type="simple">https://rose-lily-field.tumblr.com/post/652764358372360192</text:a> 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634" calcext:value-type="float">
            <text:p>113634</text:p>
          </table:table-cell>
          <table:table-cell office:value-type="string" calcext:value-type="string">
            <text:p><text:a xlink:href="https://rose-lily-field.tumblr.com/post/648809687362437120" xlink:type="simple">https://rose-lily-field.tumblr.com/post/648809687362437120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362" calcext:value-type="float">
            <text:p>151362</text:p>
          </table:table-cell>
          <table:table-cell office:value-type="string" calcext:value-type="string">
            <text:p><text:a xlink:href="https://rose-lily-field.tumblr.com/post/668524200959574016" xlink:type="simple">https://rose-lily-field.tumblr.com/post/668524200959574016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374" calcext:value-type="float">
            <text:p>120374</text:p>
          </table:table-cell>
          <table:table-cell office:value-type="string" calcext:value-type="string">
            <text:p><text:a xlink:href="https://rose-lily-field.tumblr.com/post/649148401396629504" xlink:type="simple">https://rose-lily-field.tumblr.com/post/64914840139662950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634" calcext:value-type="float">
            <text:p>91634</text:p>
          </table:table-cell>
          <table:table-cell office:value-type="string" calcext:value-type="string">
            <text:p><text:a xlink:href="https://rose-lily-field.tumblr.com/post/654651155143688193" xlink:type="simple">https://rose-lily-field.tumblr.com/post/654651155143688193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string" calcext:value-type="string">
            <text:p><text:a xlink:href="https://rose-lily-field.tumblr.com/post/649558212613455872" xlink:type="simple">https://rose-lily-field.tumblr.com/post/649558212613455872</text:a>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156" calcext:value-type="float">
            <text:p>76156</text:p>
          </table:table-cell>
          <table:table-cell office:value-type="string" calcext:value-type="string">
            <text:p><text:a xlink:href="https://rose-lily-field.tumblr.com/post/658456236447137792" xlink:type="simple">https://rose-lily-field.tumblr.com/post/65845623644713779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471" calcext:value-type="float">
            <text:p>147471</text:p>
          </table:table-cell>
          <table:table-cell office:value-type="string" calcext:value-type="string">
            <text:p><text:a xlink:href="https://rose-lily-field.tumblr.com/post/658889624344821761" xlink:type="simple">https://rose-lily-field.tumblr.com/post/658889624344821761</text:a>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string" calcext:value-type="string">
            <text:p><text:a xlink:href="https://rose-lily-field.tumblr.com/post/652004290777464832" xlink:type="simple">https://rose-lily-field.tumblr.com/post/652004290777464832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08" calcext:value-type="float">
            <text:p>24208</text:p>
          </table:table-cell>
          <table:table-cell office:value-type="string" calcext:value-type="string">
            <text:p><text:a xlink:href="https://rose-lily-field.tumblr.com/post/684276363077812224" xlink:type="simple">https://rose-lily-field.tumblr.com/post/684276363077812224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335" calcext:value-type="float">
            <text:p>70335</text:p>
          </table:table-cell>
          <table:table-cell office:value-type="string" calcext:value-type="string">
            <text:p><text:a xlink:href="https://rose-lily-field.tumblr.com/post/663036047115124736" xlink:type="simple">https://rose-lily-field.tumblr.com/post/663036047115124736</text:a>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519" calcext:value-type="float">
            <text:p>72519</text:p>
          </table:table-cell>
          <table:table-cell office:value-type="string" calcext:value-type="string">
            <text:p><text:a xlink:href="https://sheismadeofsunlight.tumblr.com/post/613468377472794624/hello-just-wanted-to-say-you-have-a-very-beautiful" xlink:type="simple">https://sheismadeofsunlight.tumblr.com/post/613468377472794624/hello-just-wanted-to-say-you-have-a-very-beautiful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052" calcext:value-type="float">
            <text:p>107052</text:p>
          </table:table-cell>
          <table:table-cell office:value-type="string" calcext:value-type="string">
            <text:p><text:a xlink:href="https://starnouveau.tumblr.com/post/626592065280720896/another-older-drawing-from-late-2019early-2020" xlink:type="simple">https://starnouveau.tumblr.com/post/626592065280720896/another-older-drawing-from-late-2019early-2020</text:a>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169" calcext:value-type="float">
            <text:p>37169</text:p>
          </table:table-cell>
          <table:table-cell office:value-type="string" calcext:value-type="string">
            <text:p><text:a xlink:href="https://stay-at-home-soul.tumblr.com/post/622114848379224064/calling-all-homemaker-creators-and-small-business" xlink:type="simple">https://stay-at-home-soul.tumblr.com/post/622114848379224064/calling-all-homemaker-creators-and-small-business</text:a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586" calcext:value-type="float">
            <text:p>202586</text:p>
          </table:table-cell>
          <table:table-cell office:value-type="string" calcext:value-type="string">
            <text:p><text:a xlink:href="https://staycoolbutstillcare.tumblr.com/post/726107567168815104/trying-my-hand-at-canning-diced-tomatoes-and" xlink:type="simple">https://staycoolbutstillcare.tumblr.com/post/726107567168815104/trying-my-hand-at-canning-diced-tomatoes-and</text:a> </text:p>
          </table:table-cell>
          <table:table-cell table:number-columns-repeated="10"/>
        </table:table-row>
        <table:table-row table:style-name="ro1">
          <table:table-cell office:value-type="float" office:value="82624" calcext:value-type="float">
            <text:p>82624</text:p>
          </table:table-cell>
          <table:table-cell office:value-type="string" calcext:value-type="string">
            <text:p><text:a xlink:href="https://staycoolbutstillcare.tumblr.com/post/674110795410554881" xlink:type="simple">https://staycoolbutstillcare.tumblr.com/post/674110795410554881</text:a>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<text:a xlink:href="https://staycoolbutstillcare.tumblr.com/post/676992214822535168/i-cant-wait-to-be-gardening-in-our-backyard-with" xlink:type="simple">https://staycoolbutstillcare.tumblr.com/post/676992214822535168/i-cant-wait-to-be-gardening-in-our-backyard-with</text:a> </text:p>
          </table:table-cell>
          <table:table-cell table:number-columns-repeated="10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<text:a xlink:href="https://staycoolbutstillcare.tumblr.com/post/729020574586798080/dinner-tonight" xlink:type="simple">https://staycoolbutstillcare.tumblr.com/post/729020574586798080/dinner-tonight</text:a> </text:p>
          </table:table-cell>
          <table:table-cell table:number-columns-repeated="10"/>
        </table:table-row>
        <table:table-row table:style-name="ro1">
          <table:table-cell office:value-type="float" office:value="178999" calcext:value-type="float">
            <text:p>178999</text:p>
          </table:table-cell>
          <table:table-cell office:value-type="string" calcext:value-type="string">
            <text:p><text:a xlink:href="https://staycoolbutstillcare.tumblr.com/post/733445279894896640/welcome-to-laurens-café-where-we-over-cream-your" xlink:type="simple">https://staycoolbutstillcare.tumblr.com/post/733445279894896640/welcome-to-laurens-caf%C3%A9-where-we-over-cream-your</text:a> </text:p>
          </table:table-cell>
          <table:table-cell table:number-columns-repeated="10"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a xlink:href="https://staycoolbutstillcare.tumblr.com/post/614608787930824704/spring-time-calls-for-boots-and-mason-jars" xlink:type="simple">https://staycoolbutstillcare.tumblr.com/post/614608787930824704/spring-time-calls-for-boots-and-mason-jars</text:a> </text:p>
          </table:table-cell>
          <table:table-cell table:number-columns-repeated="10"/>
        </table:table-row>
        <table:table-row table:style-name="ro1">
          <table:table-cell office:value-type="float" office:value="60737" calcext:value-type="float">
            <text:p>60737</text:p>
          </table:table-cell>
          <table:table-cell office:value-type="string" calcext:value-type="string">
            <text:p><text:a xlink:href="https://sugarplumpauperess.tumblr.com/post/693214080517980160/response-to-anon-introduction" xlink:type="simple">https://sugarplumpauperess.tumblr.com/post/693214080517980160/response-to-anon-introduction</text:a> </text:p>
          </table:table-cell>
          <table:table-cell table:number-columns-repeated="10"/>
        </table:table-row>
        <table:table-row table:style-name="ro1">
          <table:table-cell office:value-type="float" office:value="139867" calcext:value-type="float">
            <text:p>139867</text:p>
          </table:table-cell>
          <table:table-cell office:value-type="string" calcext:value-type="string">
            <text:p><text:a xlink:href="https://www.tumblr.com/blog/view/sweetbeehoneytea/618287965891936256" xlink:type="simple">https://www.tumblr.com/blog/view/sweetbeehoneytea/618287965891936256</text:a>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string" calcext:value-type="string">
            <text:p><text:a xlink:href="https://www.tumblr.com/blog/view/sweetbeehoneytea/622770286398455808" xlink:type="simple">https://www.tumblr.com/blog/view/sweetbeehoneytea/622770286398455808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809" calcext:value-type="float">
            <text:p>123809</text:p>
          </table:table-cell>
          <table:table-cell office:value-type="string" calcext:value-type="string">
            <text:p><text:a xlink:href="https://thesleepyspoonie.tumblr.com/post/189312475886/about-half-way-done-daisies-in-a-jar" xlink:type="simple">https://thesleepyspoonie.tumblr.com/post/189312475886/about-half-way-done-daisies-in-a-jar</text:a> </text:p>
          </table:table-cell>
          <table:table-cell table:number-columns-repeated="10"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<text:a xlink:href="https://trad-for-christ.tumblr.com/post/189901981903/christmas-gift" xlink:type="simple">https://trad-for-christ.tumblr.com/post/189901981903/christmas-gift</text:a>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397" calcext:value-type="float">
            <text:p>144397</text:p>
          </table:table-cell>
          <table:table-cell office:value-type="string" calcext:value-type="string">
            <text:p><text:a xlink:href="https://veiligplekje.tumblr.com/post/611964600032870400" xlink:type="simple">https://veiligplekje.tumblr.com/post/611964600032870400</text:a> </text:p>
          </table:table-cell>
          <table:table-cell table:number-columns-repeated="10"/>
        </table:table-row>
        <table:table-row table:style-name="ro1">
          <table:table-cell office:value-type="float" office:value="134195" calcext:value-type="float">
            <text:p>134195</text:p>
          </table:table-cell>
          <table:table-cell office:value-type="string" calcext:value-type="string">
            <text:p><text:a xlink:href="https://veiligplekje.tumblr.com/post/611846015992184832" xlink:type="simple">https://veiligplekje.tumblr.com/post/611846015992184832</text:a> </text:p>
          </table:table-cell>
          <table:table-cell table:number-columns-repeated="10"/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string" calcext:value-type="string">
            <text:p><text:a xlink:href="https://www.tumblr.com/blog/view/winonawhitley/694141001670983680" xlink:type="simple">https://www.tumblr.com/blog/view/winonawhitley/694141001670983680</text:a>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7:31:26.827522693</dc:date>
    <meta:editing-duration>PT4H5M15S</meta:editing-duration>
    <meta:editing-cycles>21</meta:editing-cycles>
    <meta:generator>LibreOffice/7.3.7.2$Linux_X86_64 LibreOffice_project/30$Build-2</meta:generator>
    <meta:document-statistic meta:table-count="1" meta:cell-count="1539" meta:object-count="0"/>
  </office:meta>
</office:document-meta>
</file>